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9ba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solid" draw:fill-color="#fffac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loext:decorative="false"/>
      <style:paragraph-properties style:writing-mode="lr-tb"/>
    </style:style>
    <style:style style:name="P1" style:family="paragraph">
      <loext:graphic-properties draw:fill="solid" draw:fill-color="#ffd9ba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a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loext:opacity="100%" style:font-name="Microsoft Sans Serif" fo:font-size="20pt" fo:font-weight="normal" style:font-name-asian="Microsoft Sans Serif" style:font-size-asian="20pt" style:font-weight-asian="normal" style:font-name-complex="Microsoft Sans Serif" style:font-size-complex="20pt" style:font-weight-complex="normal"/>
    </style:style>
    <style:style style:name="T2" style:family="text">
      <style:text-properties fo:color="#000000" loext:opacity="100%" style:font-name="Microsoft Sans Serif" fo:font-size="8pt" fo:font-weight="normal" style:font-name-asian="Microsoft Sans Serif" style:font-size-asian="8pt" style:font-weight-asian="normal" style:font-name-complex="Microsoft Sans Serif" style:font-size-complex="8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1.376cm" svg:height="1.323cm" svg:x="1.017cm" svg:y="1.97cm" svg:viewBox="0 0 1377 1324" draw:points="0,0 1377,0 1377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1.017cm" svg:y1="1.97cm" svg:x2="2.393cm" svg:y2="1.97cm">
          <text:p/>
        </draw:line>
        <draw:line draw:style-name="gr2" draw:text-style-name="P2" draw:layer="layout" svg:x1="1.017cm" svg:y1="3.293cm" svg:x2="2.393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frame draw:style-name="gr5" draw:text-style-name="P6" draw:layer="layout" svg:width="0.508cm" svg:height="0.323cm" svg:x="1.071cm" svg:y="2.297cm">
          <draw:text-box>
            <text:p text:style-name="P4"><text:span text:style-name="T2">Broj</text:span></text:p>
          </draw:text-box>
        </draw:frame>
        <draw:polygon draw:style-name="gr3" draw:text-style-name="P3" draw:layer="layout" svg:width="2.381cm" svg:height="1.323cm" svg:x="2.393cm" svg:y="1.97cm" svg:viewBox="0 0 2382 1324" draw:points="0,0 2382,0 2382,1324 0,1324">
          <text:p/>
        </draw:polygon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2.393cm" svg:y1="1.97cm" svg:x2="4.774cm" svg:y2="1.97cm">
          <text:p/>
        </draw:line>
        <draw:line draw:style-name="gr2" draw:text-style-name="P2" draw:layer="layout" svg:x1="2.393cm" svg:y1="3.293cm" svg:x2="4.774cm" svg:y2="3.293cm">
          <text:p/>
        </draw:line>
        <draw:frame draw:style-name="gr5" draw:text-style-name="P6" draw:layer="layout" svg:width="1.185cm" svg:height="0.323cm" svg:x="1.071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1.906cm" svg:height="0.323cm" svg:x="2.447cm" svg:y="2.297cm">
          <draw:text-box>
            <text:p text:style-name="P4"><text:span text:style-name="T2">Vreme početka</text:span></text:p>
          </draw:text-box>
        </draw:frame>
        <draw:polygon draw:style-name="gr3" draw:text-style-name="P3" draw:layer="layout" svg:width="2.99cm" svg:height="1.323cm" svg:x="4.774cm" svg:y="1.97cm" svg:viewBox="0 0 2991 1324" draw:points="0,0 2991,0 2991,1324 0,1324">
          <text:p/>
        </draw:polygon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4.774cm" svg:y1="1.97cm" svg:x2="7.764cm" svg:y2="1.97cm">
          <text:p/>
        </draw:line>
        <draw:line draw:style-name="gr2" draw:text-style-name="P2" draw:layer="layout" svg:x1="4.774cm" svg:y1="3.293cm" svg:x2="7.764cm" svg:y2="3.293cm">
          <text:p/>
        </draw:line>
        <draw:frame draw:style-name="gr5" draw:text-style-name="P6" draw:layer="layout" svg:width="1.456cm" svg:height="0.323cm" svg:x="2.447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2.126cm" svg:height="0.323cm" svg:x="4.828cm" svg:y="2.297cm">
          <draw:text-box>
            <text:p text:style-name="P4"><text:span text:style-name="T2">Vreme završetka</text:span></text:p>
          </draw:text-box>
        </draw:frame>
        <draw:polygon draw:style-name="gr3" draw:text-style-name="P3" draw:layer="layout" svg:width="1.323cm" svg:height="1.323cm" svg:x="7.764cm" svg:y="1.97cm" svg:viewBox="0 0 1324 1324" draw:points="0,0 1324,0 1324,1324 0,1324">
          <text:p/>
        </draw:polygon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7.764cm" svg:y1="1.97cm" svg:x2="9.087cm" svg:y2="1.97cm">
          <text:p/>
        </draw:line>
        <draw:line draw:style-name="gr2" draw:text-style-name="P2" draw:layer="layout" svg:x1="7.764cm" svg:y1="3.293cm" svg:x2="9.087cm" svg:y2="3.293cm">
          <text:p/>
        </draw:line>
        <draw:frame draw:style-name="gr5" draw:text-style-name="P6" draw:layer="layout" svg:width="1.456cm" svg:height="0.323cm" svg:x="4.828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1cm" svg:height="0.323cm" svg:x="7.818cm" svg:y="2.297cm">
          <draw:text-box>
            <text:p text:style-name="P4"><text:span text:style-name="T2">Količina</text:span></text:p>
          </draw:text-box>
        </draw:frame>
        <draw:polygon draw:style-name="gr3" draw:text-style-name="P3" draw:layer="layout" svg:width="1.376cm" svg:height="1.323cm" svg:x="9.087cm" svg:y="1.97cm" svg:viewBox="0 0 1377 1324" draw:points="0,0 1377,0 1377,1324 0,1324">
          <text:p/>
        </draw:polygon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9.087cm" svg:y1="1.97cm" svg:x2="10.463cm" svg:y2="1.97cm">
          <text:p/>
        </draw:line>
        <draw:line draw:style-name="gr2" draw:text-style-name="P2" draw:layer="layout" svg:x1="9.087cm" svg:y1="3.293cm" svg:x2="10.463cm" svg:y2="3.293cm">
          <text:p/>
        </draw:line>
        <draw:frame draw:style-name="gr5" draw:text-style-name="P6" draw:layer="layout" svg:width="1.185cm" svg:height="0.323cm" svg:x="7.818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0.713cm" svg:height="0.323cm" svg:x="9.14cm" svg:y="2.129cm">
          <draw:text-box>
            <text:p text:style-name="P4"><text:span text:style-name="T2">Naziv</text:span></text:p>
          </draw:text-box>
        </draw:frame>
        <draw:frame draw:style-name="gr5" draw:text-style-name="P6" draw:layer="layout" svg:width="1.169cm" svg:height="0.323cm" svg:x="9.14cm" svg:y="2.466cm">
          <draw:text-box>
            <text:p text:style-name="P4"><text:span text:style-name="T2">preduzeć</text:span></text:p>
          </draw:text-box>
        </draw:frame>
        <draw:polygon draw:style-name="gr3" draw:text-style-name="P3" draw:layer="layout" svg:width="4.789cm" svg:height="1.323cm" svg:x="10.463cm" svg:y="1.97cm" svg:viewBox="0 0 4790 1324" draw:points="0,0 4790,0 4790,1324 0,1324">
          <text:p/>
        </draw:polygon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0.463cm" svg:y1="1.97cm" svg:x2="15.252cm" svg:y2="1.97cm">
          <text:p/>
        </draw:line>
        <draw:line draw:style-name="gr2" draw:text-style-name="P2" draw:layer="layout" svg:x1="10.463cm" svg:y1="3.293cm" svg:x2="15.252cm" svg:y2="3.293cm">
          <text:p/>
        </draw:line>
        <draw:frame draw:style-name="gr5" draw:text-style-name="P6" draw:layer="layout" svg:width="0.281cm" svg:height="0.323cm" svg:x="9.14cm" svg:y="2.802cm">
          <draw:text-box>
            <text:p text:style-name="P4"><text:span text:style-name="T2">a</text:span></text:p>
          </draw:text-box>
        </draw:frame>
        <draw:polygon draw:style-name="gr3" draw:text-style-name="P3" draw:layer="layout" svg:width="4.524cm" svg:height="1.323cm" svg:x="15.252cm" svg:y="1.97cm" svg:viewBox="0 0 4525 1324" draw:points="0,0 4525,0 4525,1324 0,1324">
          <text:p/>
        </draw:polygon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9.776cm" svg:y1="1.97cm" svg:x2="19.776cm" svg:y2="3.293cm">
          <text:p/>
        </draw:line>
        <draw:line draw:style-name="gr2" draw:text-style-name="P2" draw:layer="layout" svg:x1="15.252cm" svg:y1="1.97cm" svg:x2="19.776cm" svg:y2="1.97cm">
          <text:p/>
        </draw:line>
        <draw:line draw:style-name="gr2" draw:text-style-name="P2" draw:layer="layout" svg:x1="15.252cm" svg:y1="3.293cm" svg:x2="19.776cm" svg:y2="3.293cm">
          <text:p/>
        </draw:line>
        <draw:frame draw:style-name="gr5" draw:text-style-name="P6" draw:layer="layout" svg:width="1.986cm" svg:height="0.323cm" svg:x="10.516cm" svg:y="2.466cm">
          <draw:text-box>
            <text:p text:style-name="P4"><text:span text:style-name="T2">Naziv recepture</text:span></text:p>
          </draw:text-box>
        </draw:frame>
        <draw:polygon draw:style-name="gr6" draw:text-style-name="P7" draw:layer="layout" svg:width="1.376cm" svg:height="0.661cm" svg:x="1.017cm" svg:y="3.293cm" svg:viewBox="0 0 1377 662" draw:points="0,0 1377,0 1377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1.017cm" svg:y1="3.293cm" svg:x2="2.393cm" svg:y2="3.293cm">
          <text:p/>
        </draw:line>
        <draw:line draw:style-name="gr2" draw:text-style-name="P2" draw:layer="layout" svg:x1="1.017cm" svg:y1="3.954cm" svg:x2="2.393cm" svg:y2="3.954cm">
          <text:p/>
        </draw:line>
        <draw:frame draw:style-name="gr5" draw:text-style-name="P6" draw:layer="layout" svg:width="1.121cm" svg:height="0.323cm" svg:x="15.305cm" svg:y="2.466cm">
          <draw:text-box>
            <text:p text:style-name="P4"><text:span text:style-name="T2">Lokacija </text:span></text:p>
          </draw:text-box>
        </draw:frame>
        <draw:polygon draw:style-name="gr6" draw:text-style-name="P7" draw:layer="layout" svg:width="2.381cm" svg:height="0.661cm" svg:x="2.393cm" svg:y="3.293cm" svg:viewBox="0 0 2382 662" draw:points="0,0 2382,0 2382,662 0,662">
          <text:p/>
        </draw:polygon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2.393cm" svg:y1="3.293cm" svg:x2="4.774cm" svg:y2="3.293cm">
          <text:p/>
        </draw:line>
        <draw:line draw:style-name="gr2" draw:text-style-name="P2" draw:layer="layout" svg:x1="2.393cm" svg:y1="3.954cm" svg:x2="4.774cm" svg:y2="3.954cm">
          <text:p/>
        </draw:line>
        <draw:frame draw:style-name="gr5" draw:text-style-name="P6" draw:layer="layout" svg:width="1.011cm" svg:height="0.323cm" svg:x="1.071cm" svg:y="3.458cm">
          <draw:text-box>
            <text:p text:style-name="P4"><text:span text:style-name="T2">SP2165</text:span></text:p>
          </draw:text-box>
        </draw:frame>
        <draw:polygon draw:style-name="gr6" draw:text-style-name="P7" draw:layer="layout" svg:width="2.99cm" svg:height="0.661cm" svg:x="4.774cm" svg:y="3.293cm" svg:viewBox="0 0 2991 662" draw:points="0,0 2991,0 2991,662 0,662">
          <text:p/>
        </draw:polygon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4.774cm" svg:y1="3.293cm" svg:x2="7.764cm" svg:y2="3.293cm">
          <text:p/>
        </draw:line>
        <draw:line draw:style-name="gr2" draw:text-style-name="P2" draw:layer="layout" svg:x1="4.774cm" svg:y1="3.954cm" svg:x2="7.764cm" svg:y2="3.954cm">
          <text:p/>
        </draw:line>
        <draw:frame draw:style-name="gr5" draw:text-style-name="P6" draw:layer="layout" svg:width="1.891cm" svg:height="0.323cm" svg:x="2.447cm" svg:y="3.458cm">
          <draw:text-box>
            <text:p text:style-name="P4"><text:span text:style-name="T2">2025.12.11 2:5</text:span></text:p>
          </draw:text-box>
        </draw:frame>
        <draw:polygon draw:style-name="gr6" draw:text-style-name="P7" draw:layer="layout" svg:width="1.323cm" svg:height="0.661cm" svg:x="7.764cm" svg:y="3.293cm" svg:viewBox="0 0 1324 662" draw:points="0,0 1324,0 1324,662 0,662">
          <text:p/>
        </draw:polygon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7.764cm" svg:y1="3.293cm" svg:x2="9.087cm" svg:y2="3.293cm">
          <text:p/>
        </draw:line>
        <draw:line draw:style-name="gr2" draw:text-style-name="P2" draw:layer="layout" svg:x1="7.764cm" svg:y1="3.954cm" svg:x2="9.087cm" svg:y2="3.954cm">
          <text:p/>
        </draw:line>
        <draw:frame draw:style-name="gr5" draw:text-style-name="P6" draw:layer="layout" svg:width="2.443cm" svg:height="0.323cm" svg:x="4.828cm" svg:y="3.458cm">
          <draw:text-box>
            <text:p text:style-name="P4"><text:span text:style-name="T2">2025.12.11 2:20:29</text:span></text:p>
          </draw:text-box>
        </draw:frame>
        <draw:polygon draw:style-name="gr6" draw:text-style-name="P7" draw:layer="layout" svg:width="1.376cm" svg:height="0.661cm" svg:x="9.087cm" svg:y="3.293cm" svg:viewBox="0 0 1377 662" draw:points="0,0 1377,0 1377,662 0,662">
          <text:p/>
        </draw:polygon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9.087cm" svg:y1="3.293cm" svg:x2="10.463cm" svg:y2="3.293cm">
          <text:p/>
        </draw:line>
        <draw:line draw:style-name="gr2" draw:text-style-name="P2" draw:layer="layout" svg:x1="9.087cm" svg:y1="3.954cm" svg:x2="10.463cm" svg:y2="3.954cm">
          <text:p/>
        </draw:line>
        <draw:frame draw:style-name="gr5" draw:text-style-name="P6" draw:layer="layout" svg:width="0.281cm" svg:height="0.323cm" svg:x="7.818cm" svg:y="3.45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3.293cm" svg:viewBox="0 0 4790 662" draw:points="0,0 4790,0 4790,662 0,662">
          <text:p/>
        </draw:polygon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0.463cm" svg:y1="3.293cm" svg:x2="15.252cm" svg:y2="3.293cm">
          <text:p/>
        </draw:line>
        <draw:line draw:style-name="gr2" draw:text-style-name="P2" draw:layer="layout" svg:x1="10.463cm" svg:y1="3.954cm" svg:x2="15.252cm" svg:y2="3.954cm">
          <text:p/>
        </draw:line>
        <draw:frame draw:style-name="gr5" draw:text-style-name="P6" draw:layer="layout" svg:width="1.011cm" svg:height="0.323cm" svg:x="9.14cm" svg:y="3.45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3.293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9.776cm" svg:y1="3.293cm" svg:x2="19.776cm" svg:y2="3.954cm">
          <text:p/>
        </draw:line>
        <draw:line draw:style-name="gr2" draw:text-style-name="P2" draw:layer="layout" svg:x1="15.252cm" svg:y1="3.293cm" svg:x2="19.776cm" svg:y2="3.293cm">
          <text:p/>
        </draw:line>
        <draw:line draw:style-name="gr2" draw:text-style-name="P2" draw:layer="layout" svg:x1="15.252cm" svg:y1="3.954cm" svg:x2="19.776cm" svg:y2="3.954cm">
          <text:p/>
        </draw:line>
        <draw:frame draw:style-name="gr5" draw:text-style-name="P6" draw:layer="layout" svg:width="4.398cm" svg:height="0.323cm" svg:x="10.516cm" svg:y="3.45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3.954cm" svg:viewBox="0 0 1377 663" draw:points="0,0 1377,0 1377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1.017cm" svg:y1="3.954cm" svg:x2="2.393cm" svg:y2="3.954cm">
          <text:p/>
        </draw:line>
        <draw:line draw:style-name="gr2" draw:text-style-name="P2" draw:layer="layout" svg:x1="1.017cm" svg:y1="4.616cm" svg:x2="2.393cm" svg:y2="4.616cm">
          <text:p/>
        </draw:line>
        <draw:frame draw:style-name="gr5" draw:text-style-name="P6" draw:layer="layout" svg:width="1.5cm" svg:height="0.323cm" svg:x="15.305cm" svg:y="3.45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3.954cm" svg:viewBox="0 0 2382 663" draw:points="0,0 2382,0 2382,663 0,663">
          <text:p/>
        </draw:polygon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2.393cm" svg:y1="3.954cm" svg:x2="4.774cm" svg:y2="3.954cm">
          <text:p/>
        </draw:line>
        <draw:line draw:style-name="gr2" draw:text-style-name="P2" draw:layer="layout" svg:x1="2.393cm" svg:y1="4.616cm" svg:x2="4.774cm" svg:y2="4.616cm">
          <text:p/>
        </draw:line>
        <draw:frame draw:style-name="gr5" draw:text-style-name="P6" draw:layer="layout" svg:width="1.011cm" svg:height="0.323cm" svg:x="1.071cm" svg:y="4.119cm">
          <draw:text-box>
            <text:p text:style-name="P4"><text:span text:style-name="T2">SP2166</text:span></text:p>
          </draw:text-box>
        </draw:frame>
        <draw:polygon draw:style-name="gr6" draw:text-style-name="P7" draw:layer="layout" svg:width="2.99cm" svg:height="0.662cm" svg:x="4.774cm" svg:y="3.954cm" svg:viewBox="0 0 2991 663" draw:points="0,0 2991,0 2991,663 0,663">
          <text:p/>
        </draw:polygon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4.774cm" svg:y1="3.954cm" svg:x2="7.764cm" svg:y2="3.954cm">
          <text:p/>
        </draw:line>
        <draw:line draw:style-name="gr2" draw:text-style-name="P2" draw:layer="layout" svg:x1="4.774cm" svg:y1="4.616cm" svg:x2="7.764cm" svg:y2="4.616cm">
          <text:p/>
        </draw:line>
        <draw:frame draw:style-name="gr5" draw:text-style-name="P6" draw:layer="layout" svg:width="2.049cm" svg:height="0.323cm" svg:x="2.447cm" svg:y="4.119cm">
          <draw:text-box>
            <text:p text:style-name="P4"><text:span text:style-name="T2">2025.12.11 2:52</text:span></text:p>
          </draw:text-box>
        </draw:frame>
        <draw:polygon draw:style-name="gr6" draw:text-style-name="P7" draw:layer="layout" svg:width="1.323cm" svg:height="0.662cm" svg:x="7.764cm" svg:y="3.954cm" svg:viewBox="0 0 1324 663" draw:points="0,0 1324,0 1324,663 0,663">
          <text:p/>
        </draw:polygon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7.764cm" svg:y1="3.954cm" svg:x2="9.087cm" svg:y2="3.954cm">
          <text:p/>
        </draw:line>
        <draw:line draw:style-name="gr2" draw:text-style-name="P2" draw:layer="layout" svg:x1="7.764cm" svg:y1="4.616cm" svg:x2="9.087cm" svg:y2="4.616cm">
          <text:p/>
        </draw:line>
        <draw:frame draw:style-name="gr5" draw:text-style-name="P6" draw:layer="layout" svg:width="2.285cm" svg:height="0.323cm" svg:x="4.828cm" svg:y="4.119cm">
          <draw:text-box>
            <text:p text:style-name="P4"><text:span text:style-name="T2">2025.12.11 3:7:43</text:span></text:p>
          </draw:text-box>
        </draw:frame>
        <draw:polygon draw:style-name="gr6" draw:text-style-name="P7" draw:layer="layout" svg:width="1.376cm" svg:height="0.662cm" svg:x="9.087cm" svg:y="3.954cm" svg:viewBox="0 0 1377 663" draw:points="0,0 1377,0 1377,663 0,663">
          <text:p/>
        </draw:polygon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9.087cm" svg:y1="3.954cm" svg:x2="10.463cm" svg:y2="3.954cm">
          <text:p/>
        </draw:line>
        <draw:line draw:style-name="gr2" draw:text-style-name="P2" draw:layer="layout" svg:x1="9.087cm" svg:y1="4.616cm" svg:x2="10.463cm" svg:y2="4.616cm">
          <text:p/>
        </draw:line>
        <draw:frame draw:style-name="gr5" draw:text-style-name="P6" draw:layer="layout" svg:width="0.281cm" svg:height="0.323cm" svg:x="7.818cm" svg:y="4.11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3.954cm" svg:viewBox="0 0 4790 663" draw:points="0,0 4790,0 4790,663 0,663">
          <text:p/>
        </draw:polygon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0.463cm" svg:y1="3.954cm" svg:x2="15.252cm" svg:y2="3.954cm">
          <text:p/>
        </draw:line>
        <draw:line draw:style-name="gr2" draw:text-style-name="P2" draw:layer="layout" svg:x1="10.463cm" svg:y1="4.616cm" svg:x2="15.252cm" svg:y2="4.616cm">
          <text:p/>
        </draw:line>
        <draw:frame draw:style-name="gr5" draw:text-style-name="P6" draw:layer="layout" svg:width="1.011cm" svg:height="0.323cm" svg:x="9.14cm" svg:y="4.11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3.954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9.776cm" svg:y1="3.954cm" svg:x2="19.776cm" svg:y2="4.616cm">
          <text:p/>
        </draw:line>
        <draw:line draw:style-name="gr2" draw:text-style-name="P2" draw:layer="layout" svg:x1="15.252cm" svg:y1="3.954cm" svg:x2="19.776cm" svg:y2="3.954cm">
          <text:p/>
        </draw:line>
        <draw:line draw:style-name="gr2" draw:text-style-name="P2" draw:layer="layout" svg:x1="15.252cm" svg:y1="4.616cm" svg:x2="19.776cm" svg:y2="4.616cm">
          <text:p/>
        </draw:line>
        <draw:frame draw:style-name="gr5" draw:text-style-name="P6" draw:layer="layout" svg:width="4.398cm" svg:height="0.323cm" svg:x="10.516cm" svg:y="4.11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4.616cm" svg:viewBox="0 0 1377 662" draw:points="0,0 1377,0 1377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1.017cm" svg:y1="4.616cm" svg:x2="2.393cm" svg:y2="4.616cm">
          <text:p/>
        </draw:line>
        <draw:line draw:style-name="gr2" draw:text-style-name="P2" draw:layer="layout" svg:x1="1.017cm" svg:y1="5.277cm" svg:x2="2.393cm" svg:y2="5.277cm">
          <text:p/>
        </draw:line>
        <draw:frame draw:style-name="gr5" draw:text-style-name="P6" draw:layer="layout" svg:width="1.5cm" svg:height="0.323cm" svg:x="15.305cm" svg:y="4.11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4.616cm" svg:viewBox="0 0 2382 662" draw:points="0,0 2382,0 2382,662 0,662">
          <text:p/>
        </draw:polygon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2.393cm" svg:y1="4.616cm" svg:x2="4.774cm" svg:y2="4.616cm">
          <text:p/>
        </draw:line>
        <draw:line draw:style-name="gr2" draw:text-style-name="P2" draw:layer="layout" svg:x1="2.393cm" svg:y1="5.277cm" svg:x2="4.774cm" svg:y2="5.277cm">
          <text:p/>
        </draw:line>
        <draw:frame draw:style-name="gr5" draw:text-style-name="P6" draw:layer="layout" svg:width="1.011cm" svg:height="0.323cm" svg:x="1.071cm" svg:y="4.781cm">
          <draw:text-box>
            <text:p text:style-name="P4"><text:span text:style-name="T2">SP2167</text:span></text:p>
          </draw:text-box>
        </draw:frame>
        <draw:polygon draw:style-name="gr6" draw:text-style-name="P7" draw:layer="layout" svg:width="2.99cm" svg:height="0.661cm" svg:x="4.774cm" svg:y="4.616cm" svg:viewBox="0 0 2991 662" draw:points="0,0 2991,0 2991,662 0,662">
          <text:p/>
        </draw:polygon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4.774cm" svg:y1="4.616cm" svg:x2="7.764cm" svg:y2="4.616cm">
          <text:p/>
        </draw:line>
        <draw:line draw:style-name="gr2" draw:text-style-name="P2" draw:layer="layout" svg:x1="4.774cm" svg:y1="5.277cm" svg:x2="7.764cm" svg:y2="5.277cm">
          <text:p/>
        </draw:line>
        <draw:frame draw:style-name="gr5" draw:text-style-name="P6" draw:layer="layout" svg:width="2.049cm" svg:height="0.323cm" svg:x="2.447cm" svg:y="4.781cm">
          <draw:text-box>
            <text:p text:style-name="P4"><text:span text:style-name="T2">2025.12.11 4:49</text:span></text:p>
          </draw:text-box>
        </draw:frame>
        <draw:polygon draw:style-name="gr6" draw:text-style-name="P7" draw:layer="layout" svg:width="1.323cm" svg:height="0.661cm" svg:x="7.764cm" svg:y="4.616cm" svg:viewBox="0 0 1324 662" draw:points="0,0 1324,0 1324,662 0,662">
          <text:p/>
        </draw:polygon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7.764cm" svg:y1="4.616cm" svg:x2="9.087cm" svg:y2="4.616cm">
          <text:p/>
        </draw:line>
        <draw:line draw:style-name="gr2" draw:text-style-name="P2" draw:layer="layout" svg:x1="7.764cm" svg:y1="5.277cm" svg:x2="9.087cm" svg:y2="5.277cm">
          <text:p/>
        </draw:line>
        <draw:frame draw:style-name="gr5" draw:text-style-name="P6" draw:layer="layout" svg:width="2.443cm" svg:height="0.323cm" svg:x="4.828cm" svg:y="4.781cm">
          <draw:text-box>
            <text:p text:style-name="P4"><text:span text:style-name="T2">2025.12.11 4:54:28</text:span></text:p>
          </draw:text-box>
        </draw:frame>
        <draw:polygon draw:style-name="gr6" draw:text-style-name="P7" draw:layer="layout" svg:width="1.376cm" svg:height="0.661cm" svg:x="9.087cm" svg:y="4.616cm" svg:viewBox="0 0 1377 662" draw:points="0,0 1377,0 1377,662 0,662">
          <text:p/>
        </draw:polygon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9.087cm" svg:y1="4.616cm" svg:x2="10.463cm" svg:y2="4.616cm">
          <text:p/>
        </draw:line>
        <draw:line draw:style-name="gr2" draw:text-style-name="P2" draw:layer="layout" svg:x1="9.087cm" svg:y1="5.277cm" svg:x2="10.463cm" svg:y2="5.277cm">
          <text:p/>
        </draw:line>
        <draw:frame draw:style-name="gr5" draw:text-style-name="P6" draw:layer="layout" svg:width="0.281cm" svg:height="0.323cm" svg:x="7.818cm" svg:y="4.781cm">
          <draw:text-box>
            <text:p text:style-name="P4"><text:span text:style-name="T2">2</text:span></text:p>
          </draw:text-box>
        </draw:frame>
        <draw:polygon draw:style-name="gr6" draw:text-style-name="P7" draw:layer="layout" svg:width="4.789cm" svg:height="0.661cm" svg:x="10.463cm" svg:y="4.616cm" svg:viewBox="0 0 4790 662" draw:points="0,0 4790,0 4790,662 0,662">
          <text:p/>
        </draw:polygon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0.463cm" svg:y1="4.616cm" svg:x2="15.252cm" svg:y2="4.616cm">
          <text:p/>
        </draw:line>
        <draw:line draw:style-name="gr2" draw:text-style-name="P2" draw:layer="layout" svg:x1="10.463cm" svg:y1="5.277cm" svg:x2="15.252cm" svg:y2="5.277cm">
          <text:p/>
        </draw:line>
        <draw:frame draw:style-name="gr5" draw:text-style-name="P6" draw:layer="layout" svg:width="1.011cm" svg:height="0.323cm" svg:x="9.14cm" svg:y="4.78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4.616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9.776cm" svg:y1="4.616cm" svg:x2="19.776cm" svg:y2="5.277cm">
          <text:p/>
        </draw:line>
        <draw:line draw:style-name="gr2" draw:text-style-name="P2" draw:layer="layout" svg:x1="15.252cm" svg:y1="4.616cm" svg:x2="19.776cm" svg:y2="4.616cm">
          <text:p/>
        </draw:line>
        <draw:line draw:style-name="gr2" draw:text-style-name="P2" draw:layer="layout" svg:x1="15.252cm" svg:y1="5.277cm" svg:x2="19.776cm" svg:y2="5.277cm">
          <text:p/>
        </draw:line>
        <draw:frame draw:style-name="gr5" draw:text-style-name="P6" draw:layer="layout" svg:width="4.398cm" svg:height="0.323cm" svg:x="10.516cm" svg:y="4.78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5.277cm" svg:viewBox="0 0 1377 663" draw:points="0,0 1377,0 1377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1.017cm" svg:y1="5.277cm" svg:x2="2.393cm" svg:y2="5.277cm">
          <text:p/>
        </draw:line>
        <draw:line draw:style-name="gr2" draw:text-style-name="P2" draw:layer="layout" svg:x1="1.017cm" svg:y1="5.939cm" svg:x2="2.393cm" svg:y2="5.939cm">
          <text:p/>
        </draw:line>
        <draw:frame draw:style-name="gr5" draw:text-style-name="P6" draw:layer="layout" svg:width="1.5cm" svg:height="0.323cm" svg:x="15.305cm" svg:y="4.781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5.277cm" svg:viewBox="0 0 2382 663" draw:points="0,0 2382,0 2382,663 0,663">
          <text:p/>
        </draw:polygon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2.393cm" svg:y1="5.277cm" svg:x2="4.774cm" svg:y2="5.277cm">
          <text:p/>
        </draw:line>
        <draw:line draw:style-name="gr2" draw:text-style-name="P2" draw:layer="layout" svg:x1="2.393cm" svg:y1="5.939cm" svg:x2="4.774cm" svg:y2="5.939cm">
          <text:p/>
        </draw:line>
        <draw:frame draw:style-name="gr5" draw:text-style-name="P6" draw:layer="layout" svg:width="1.011cm" svg:height="0.323cm" svg:x="1.071cm" svg:y="5.442cm">
          <draw:text-box>
            <text:p text:style-name="P4"><text:span text:style-name="T2">SP2168</text:span></text:p>
          </draw:text-box>
        </draw:frame>
        <draw:polygon draw:style-name="gr6" draw:text-style-name="P7" draw:layer="layout" svg:width="2.99cm" svg:height="0.662cm" svg:x="4.774cm" svg:y="5.277cm" svg:viewBox="0 0 2991 663" draw:points="0,0 2991,0 2991,663 0,663">
          <text:p/>
        </draw:polygon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4.774cm" svg:y1="5.277cm" svg:x2="7.764cm" svg:y2="5.277cm">
          <text:p/>
        </draw:line>
        <draw:line draw:style-name="gr2" draw:text-style-name="P2" draw:layer="layout" svg:x1="4.774cm" svg:y1="5.939cm" svg:x2="7.764cm" svg:y2="5.939cm">
          <text:p/>
        </draw:line>
        <draw:polygon draw:style-name="gr6" draw:text-style-name="P7" draw:layer="layout" svg:width="1.323cm" svg:height="0.662cm" svg:x="7.764cm" svg:y="5.277cm" svg:viewBox="0 0 1324 663" draw:points="0,0 1324,0 1324,663 0,663">
          <text:p/>
        </draw:polygon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7.764cm" svg:y1="5.277cm" svg:x2="9.087cm" svg:y2="5.277cm">
          <text:p/>
        </draw:line>
        <draw:line draw:style-name="gr2" draw:text-style-name="P2" draw:layer="layout" svg:x1="7.764cm" svg:y1="5.939cm" svg:x2="9.087cm" svg:y2="5.939cm">
          <text:p/>
        </draw:line>
        <draw:frame draw:style-name="gr5" draw:text-style-name="P6" draw:layer="layout" svg:width="4.881cm" svg:height="0.323cm" svg:x="2.447cm" svg:y="5.442cm">
          <draw:text-box>
            <text:p text:style-name="P4"><text:span text:style-name="T2">2025.12.11 10:18 2025.12.11 10:25:37</text:span></text:p>
          </draw:text-box>
        </draw:frame>
        <draw:polygon draw:style-name="gr6" draw:text-style-name="P7" draw:layer="layout" svg:width="1.376cm" svg:height="0.662cm" svg:x="9.087cm" svg:y="5.277cm" svg:viewBox="0 0 1377 663" draw:points="0,0 1377,0 1377,663 0,663">
          <text:p/>
        </draw:polygon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9.087cm" svg:y1="5.277cm" svg:x2="10.463cm" svg:y2="5.277cm">
          <text:p/>
        </draw:line>
        <draw:line draw:style-name="gr2" draw:text-style-name="P2" draw:layer="layout" svg:x1="9.087cm" svg:y1="5.939cm" svg:x2="10.463cm" svg:y2="5.939cm">
          <text:p/>
        </draw:line>
        <draw:frame draw:style-name="gr5" draw:text-style-name="P6" draw:layer="layout" svg:width="0.281cm" svg:height="0.323cm" svg:x="7.818cm" svg:y="5.442cm">
          <draw:text-box>
            <text:p text:style-name="P4"><text:span text:style-name="T2">3</text:span></text:p>
          </draw:text-box>
        </draw:frame>
        <draw:polygon draw:style-name="gr6" draw:text-style-name="P7" draw:layer="layout" svg:width="4.789cm" svg:height="0.662cm" svg:x="10.463cm" svg:y="5.277cm" svg:viewBox="0 0 4790 663" draw:points="0,0 4790,0 4790,663 0,663">
          <text:p/>
        </draw:polygon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0.463cm" svg:y1="5.277cm" svg:x2="15.252cm" svg:y2="5.277cm">
          <text:p/>
        </draw:line>
        <draw:line draw:style-name="gr2" draw:text-style-name="P2" draw:layer="layout" svg:x1="10.463cm" svg:y1="5.939cm" svg:x2="15.252cm" svg:y2="5.939cm">
          <text:p/>
        </draw:line>
        <draw:frame draw:style-name="gr5" draw:text-style-name="P6" draw:layer="layout" svg:width="1.011cm" svg:height="0.323cm" svg:x="9.14cm" svg:y="5.442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5.277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9.776cm" svg:y1="5.277cm" svg:x2="19.776cm" svg:y2="5.939cm">
          <text:p/>
        </draw:line>
        <draw:line draw:style-name="gr2" draw:text-style-name="P2" draw:layer="layout" svg:x1="15.252cm" svg:y1="5.277cm" svg:x2="19.776cm" svg:y2="5.277cm">
          <text:p/>
        </draw:line>
        <draw:line draw:style-name="gr2" draw:text-style-name="P2" draw:layer="layout" svg:x1="15.252cm" svg:y1="5.939cm" svg:x2="19.776cm" svg:y2="5.939cm">
          <text:p/>
        </draw:line>
        <draw:frame draw:style-name="gr5" draw:text-style-name="P6" draw:layer="layout" svg:width="4.398cm" svg:height="0.323cm" svg:x="10.516cm" svg:y="5.442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5.939cm" svg:viewBox="0 0 1377 662" draw:points="0,0 1377,0 1377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1.017cm" svg:y1="5.939cm" svg:x2="2.393cm" svg:y2="5.939cm">
          <text:p/>
        </draw:line>
        <draw:line draw:style-name="gr2" draw:text-style-name="P2" draw:layer="layout" svg:x1="1.017cm" svg:y1="6.6cm" svg:x2="2.393cm" svg:y2="6.6cm">
          <text:p/>
        </draw:line>
        <draw:frame draw:style-name="gr5" draw:text-style-name="P6" draw:layer="layout" svg:width="1.5cm" svg:height="0.323cm" svg:x="15.305cm" svg:y="5.442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5.939cm" svg:viewBox="0 0 2382 662" draw:points="0,0 2382,0 2382,662 0,662">
          <text:p/>
        </draw:polygon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2.393cm" svg:y1="5.939cm" svg:x2="4.774cm" svg:y2="5.939cm">
          <text:p/>
        </draw:line>
        <draw:line draw:style-name="gr2" draw:text-style-name="P2" draw:layer="layout" svg:x1="2.393cm" svg:y1="6.6cm" svg:x2="4.774cm" svg:y2="6.6cm">
          <text:p/>
        </draw:line>
        <draw:frame draw:style-name="gr5" draw:text-style-name="P6" draw:layer="layout" svg:width="1.011cm" svg:height="0.323cm" svg:x="1.071cm" svg:y="6.104cm">
          <draw:text-box>
            <text:p text:style-name="P4"><text:span text:style-name="T2">SP2169</text:span></text:p>
          </draw:text-box>
        </draw:frame>
        <draw:polygon draw:style-name="gr6" draw:text-style-name="P7" draw:layer="layout" svg:width="2.99cm" svg:height="0.661cm" svg:x="4.774cm" svg:y="5.939cm" svg:viewBox="0 0 2991 662" draw:points="0,0 2991,0 2991,662 0,662">
          <text:p/>
        </draw:polygon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4.774cm" svg:y1="5.939cm" svg:x2="7.764cm" svg:y2="5.939cm">
          <text:p/>
        </draw:line>
        <draw:line draw:style-name="gr2" draw:text-style-name="P2" draw:layer="layout" svg:x1="4.774cm" svg:y1="6.6cm" svg:x2="7.764cm" svg:y2="6.6cm">
          <text:p/>
        </draw:line>
        <draw:polygon draw:style-name="gr6" draw:text-style-name="P7" draw:layer="layout" svg:width="1.323cm" svg:height="0.661cm" svg:x="7.764cm" svg:y="5.939cm" svg:viewBox="0 0 1324 662" draw:points="0,0 1324,0 1324,662 0,662">
          <text:p/>
        </draw:polygon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7.764cm" svg:y1="5.939cm" svg:x2="9.087cm" svg:y2="5.939cm">
          <text:p/>
        </draw:line>
        <draw:line draw:style-name="gr2" draw:text-style-name="P2" draw:layer="layout" svg:x1="7.764cm" svg:y1="6.6cm" svg:x2="9.087cm" svg:y2="6.6cm">
          <text:p/>
        </draw:line>
        <draw:frame draw:style-name="gr5" draw:text-style-name="P6" draw:layer="layout" svg:width="4.881cm" svg:height="0.323cm" svg:x="2.447cm" svg:y="6.104cm">
          <draw:text-box>
            <text:p text:style-name="P4"><text:span text:style-name="T2">2025.12.11 10:36 2025.12.11 10:51:23</text:span></text:p>
          </draw:text-box>
        </draw:frame>
        <draw:polygon draw:style-name="gr6" draw:text-style-name="P7" draw:layer="layout" svg:width="1.376cm" svg:height="0.661cm" svg:x="9.087cm" svg:y="5.939cm" svg:viewBox="0 0 1377 662" draw:points="0,0 1377,0 1377,662 0,662">
          <text:p/>
        </draw:polygon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9.087cm" svg:y1="5.939cm" svg:x2="10.463cm" svg:y2="5.939cm">
          <text:p/>
        </draw:line>
        <draw:line draw:style-name="gr2" draw:text-style-name="P2" draw:layer="layout" svg:x1="9.087cm" svg:y1="6.6cm" svg:x2="10.463cm" svg:y2="6.6cm">
          <text:p/>
        </draw:line>
        <draw:frame draw:style-name="gr5" draw:text-style-name="P6" draw:layer="layout" svg:width="0.281cm" svg:height="0.323cm" svg:x="7.818cm" svg:y="6.104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5.939cm" svg:viewBox="0 0 4790 662" draw:points="0,0 4790,0 4790,662 0,662">
          <text:p/>
        </draw:polygon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0.463cm" svg:y1="5.939cm" svg:x2="15.252cm" svg:y2="5.939cm">
          <text:p/>
        </draw:line>
        <draw:line draw:style-name="gr2" draw:text-style-name="P2" draw:layer="layout" svg:x1="10.463cm" svg:y1="6.6cm" svg:x2="15.252cm" svg:y2="6.6cm">
          <text:p/>
        </draw:line>
        <draw:frame draw:style-name="gr5" draw:text-style-name="P6" draw:layer="layout" svg:width="1.011cm" svg:height="0.323cm" svg:x="9.14cm" svg:y="6.104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5.939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9.776cm" svg:y1="5.939cm" svg:x2="19.776cm" svg:y2="6.6cm">
          <text:p/>
        </draw:line>
        <draw:line draw:style-name="gr2" draw:text-style-name="P2" draw:layer="layout" svg:x1="15.252cm" svg:y1="5.939cm" svg:x2="19.776cm" svg:y2="5.939cm">
          <text:p/>
        </draw:line>
        <draw:line draw:style-name="gr2" draw:text-style-name="P2" draw:layer="layout" svg:x1="15.252cm" svg:y1="6.6cm" svg:x2="19.776cm" svg:y2="6.6cm">
          <text:p/>
        </draw:line>
        <draw:frame draw:style-name="gr5" draw:text-style-name="P6" draw:layer="layout" svg:width="4.398cm" svg:height="0.323cm" svg:x="10.516cm" svg:y="6.104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6.6cm" svg:viewBox="0 0 1377 662" draw:points="0,0 1377,0 1377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1.017cm" svg:y1="6.6cm" svg:x2="2.393cm" svg:y2="6.6cm">
          <text:p/>
        </draw:line>
        <draw:line draw:style-name="gr2" draw:text-style-name="P2" draw:layer="layout" svg:x1="1.017cm" svg:y1="7.261cm" svg:x2="2.393cm" svg:y2="7.261cm">
          <text:p/>
        </draw:line>
        <draw:frame draw:style-name="gr5" draw:text-style-name="P6" draw:layer="layout" svg:width="1.5cm" svg:height="0.323cm" svg:x="15.305cm" svg:y="6.104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6.6cm" svg:viewBox="0 0 2382 662" draw:points="0,0 2382,0 2382,662 0,662">
          <text:p/>
        </draw:polygon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2.393cm" svg:y1="6.6cm" svg:x2="4.774cm" svg:y2="6.6cm">
          <text:p/>
        </draw:line>
        <draw:line draw:style-name="gr2" draw:text-style-name="P2" draw:layer="layout" svg:x1="2.393cm" svg:y1="7.261cm" svg:x2="4.774cm" svg:y2="7.261cm">
          <text:p/>
        </draw:line>
        <draw:frame draw:style-name="gr5" draw:text-style-name="P6" draw:layer="layout" svg:width="1.011cm" svg:height="0.323cm" svg:x="1.071cm" svg:y="6.765cm">
          <draw:text-box>
            <text:p text:style-name="P4"><text:span text:style-name="T2">SP2170</text:span></text:p>
          </draw:text-box>
        </draw:frame>
        <draw:polygon draw:style-name="gr6" draw:text-style-name="P7" draw:layer="layout" svg:width="2.99cm" svg:height="0.661cm" svg:x="4.774cm" svg:y="6.6cm" svg:viewBox="0 0 2991 662" draw:points="0,0 2991,0 2991,662 0,662">
          <text:p/>
        </draw:polygon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4.774cm" svg:y1="6.6cm" svg:x2="7.764cm" svg:y2="6.6cm">
          <text:p/>
        </draw:line>
        <draw:line draw:style-name="gr2" draw:text-style-name="P2" draw:layer="layout" svg:x1="4.774cm" svg:y1="7.261cm" svg:x2="7.764cm" svg:y2="7.261cm">
          <text:p/>
        </draw:line>
        <draw:polygon draw:style-name="gr6" draw:text-style-name="P7" draw:layer="layout" svg:width="1.323cm" svg:height="0.661cm" svg:x="7.764cm" svg:y="6.6cm" svg:viewBox="0 0 1324 662" draw:points="0,0 1324,0 1324,662 0,662">
          <text:p/>
        </draw:polygon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7.764cm" svg:y1="6.6cm" svg:x2="9.087cm" svg:y2="6.6cm">
          <text:p/>
        </draw:line>
        <draw:line draw:style-name="gr2" draw:text-style-name="P2" draw:layer="layout" svg:x1="7.764cm" svg:y1="7.261cm" svg:x2="9.087cm" svg:y2="7.261cm">
          <text:p/>
        </draw:line>
        <draw:frame draw:style-name="gr5" draw:text-style-name="P6" draw:layer="layout" svg:width="4.881cm" svg:height="0.323cm" svg:x="2.447cm" svg:y="6.765cm">
          <draw:text-box>
            <text:p text:style-name="P4"><text:span text:style-name="T2">2025.12.11 11:58 2025.12.11 12:12:56</text:span></text:p>
          </draw:text-box>
        </draw:frame>
        <draw:polygon draw:style-name="gr6" draw:text-style-name="P7" draw:layer="layout" svg:width="1.376cm" svg:height="0.661cm" svg:x="9.087cm" svg:y="6.6cm" svg:viewBox="0 0 1377 662" draw:points="0,0 1377,0 1377,662 0,662">
          <text:p/>
        </draw:polygon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9.087cm" svg:y1="6.6cm" svg:x2="10.463cm" svg:y2="6.6cm">
          <text:p/>
        </draw:line>
        <draw:line draw:style-name="gr2" draw:text-style-name="P2" draw:layer="layout" svg:x1="9.087cm" svg:y1="7.261cm" svg:x2="10.463cm" svg:y2="7.261cm">
          <text:p/>
        </draw:line>
        <draw:frame draw:style-name="gr5" draw:text-style-name="P6" draw:layer="layout" svg:width="0.281cm" svg:height="0.323cm" svg:x="7.818cm" svg:y="6.765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6.6cm" svg:viewBox="0 0 4790 662" draw:points="0,0 4790,0 4790,662 0,662">
          <text:p/>
        </draw:polygon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0.463cm" svg:y1="6.6cm" svg:x2="15.252cm" svg:y2="6.6cm">
          <text:p/>
        </draw:line>
        <draw:line draw:style-name="gr2" draw:text-style-name="P2" draw:layer="layout" svg:x1="10.463cm" svg:y1="7.261cm" svg:x2="15.252cm" svg:y2="7.261cm">
          <text:p/>
        </draw:line>
        <draw:frame draw:style-name="gr5" draw:text-style-name="P6" draw:layer="layout" svg:width="1.011cm" svg:height="0.323cm" svg:x="9.14cm" svg:y="6.765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6.6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9.776cm" svg:y1="6.6cm" svg:x2="19.776cm" svg:y2="7.261cm">
          <text:p/>
        </draw:line>
        <draw:line draw:style-name="gr2" draw:text-style-name="P2" draw:layer="layout" svg:x1="15.252cm" svg:y1="6.6cm" svg:x2="19.776cm" svg:y2="6.6cm">
          <text:p/>
        </draw:line>
        <draw:line draw:style-name="gr2" draw:text-style-name="P2" draw:layer="layout" svg:x1="15.252cm" svg:y1="7.261cm" svg:x2="19.776cm" svg:y2="7.261cm">
          <text:p/>
        </draw:line>
        <draw:frame draw:style-name="gr5" draw:text-style-name="P6" draw:layer="layout" svg:width="4.398cm" svg:height="0.323cm" svg:x="10.516cm" svg:y="6.765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7.261cm" svg:viewBox="0 0 1377 663" draw:points="0,0 1377,0 1377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1.017cm" svg:y1="7.261cm" svg:x2="2.393cm" svg:y2="7.261cm">
          <text:p/>
        </draw:line>
        <draw:line draw:style-name="gr2" draw:text-style-name="P2" draw:layer="layout" svg:x1="1.017cm" svg:y1="7.923cm" svg:x2="2.393cm" svg:y2="7.923cm">
          <text:p/>
        </draw:line>
        <draw:frame draw:style-name="gr5" draw:text-style-name="P6" draw:layer="layout" svg:width="1.5cm" svg:height="0.323cm" svg:x="15.305cm" svg:y="6.765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7.261cm" svg:viewBox="0 0 2382 663" draw:points="0,0 2382,0 2382,663 0,663">
          <text:p/>
        </draw:polygon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2.393cm" svg:y1="7.261cm" svg:x2="4.774cm" svg:y2="7.261cm">
          <text:p/>
        </draw:line>
        <draw:line draw:style-name="gr2" draw:text-style-name="P2" draw:layer="layout" svg:x1="2.393cm" svg:y1="7.923cm" svg:x2="4.774cm" svg:y2="7.923cm">
          <text:p/>
        </draw:line>
        <draw:frame draw:style-name="gr5" draw:text-style-name="P6" draw:layer="layout" svg:width="1.011cm" svg:height="0.323cm" svg:x="1.071cm" svg:y="7.426cm">
          <draw:text-box>
            <text:p text:style-name="P4"><text:span text:style-name="T2">SP2171</text:span></text:p>
          </draw:text-box>
        </draw:frame>
        <draw:polygon draw:style-name="gr6" draw:text-style-name="P7" draw:layer="layout" svg:width="2.99cm" svg:height="0.662cm" svg:x="4.774cm" svg:y="7.261cm" svg:viewBox="0 0 2991 663" draw:points="0,0 2991,0 2991,663 0,663">
          <text:p/>
        </draw:polygon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4.774cm" svg:y1="7.261cm" svg:x2="7.764cm" svg:y2="7.261cm">
          <text:p/>
        </draw:line>
        <draw:line draw:style-name="gr2" draw:text-style-name="P2" draw:layer="layout" svg:x1="4.774cm" svg:y1="7.923cm" svg:x2="7.764cm" svg:y2="7.923cm">
          <text:p/>
        </draw:line>
        <draw:polygon draw:style-name="gr6" draw:text-style-name="P7" draw:layer="layout" svg:width="1.323cm" svg:height="0.662cm" svg:x="7.764cm" svg:y="7.261cm" svg:viewBox="0 0 1324 663" draw:points="0,0 1324,0 1324,663 0,663">
          <text:p/>
        </draw:polygon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7.764cm" svg:y1="7.261cm" svg:x2="9.087cm" svg:y2="7.261cm">
          <text:p/>
        </draw:line>
        <draw:line draw:style-name="gr2" draw:text-style-name="P2" draw:layer="layout" svg:x1="7.764cm" svg:y1="7.923cm" svg:x2="9.087cm" svg:y2="7.923cm">
          <text:p/>
        </draw:line>
        <draw:frame draw:style-name="gr5" draw:text-style-name="P6" draw:layer="layout" svg:width="4.881cm" svg:height="0.323cm" svg:x="2.447cm" svg:y="7.426cm">
          <draw:text-box>
            <text:p text:style-name="P4"><text:span text:style-name="T2">2025.12.11 15:15 2025.12.11 15:30:20</text:span></text:p>
          </draw:text-box>
        </draw:frame>
        <draw:polygon draw:style-name="gr6" draw:text-style-name="P7" draw:layer="layout" svg:width="1.376cm" svg:height="0.662cm" svg:x="9.087cm" svg:y="7.261cm" svg:viewBox="0 0 1377 663" draw:points="0,0 1377,0 1377,663 0,663">
          <text:p/>
        </draw:polygon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9.087cm" svg:y1="7.261cm" svg:x2="10.463cm" svg:y2="7.261cm">
          <text:p/>
        </draw:line>
        <draw:line draw:style-name="gr2" draw:text-style-name="P2" draw:layer="layout" svg:x1="9.087cm" svg:y1="7.923cm" svg:x2="10.463cm" svg:y2="7.923cm">
          <text:p/>
        </draw:line>
        <draw:frame draw:style-name="gr5" draw:text-style-name="P6" draw:layer="layout" svg:width="0.281cm" svg:height="0.323cm" svg:x="7.818cm" svg:y="7.426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7.261cm" svg:viewBox="0 0 4790 663" draw:points="0,0 4790,0 4790,663 0,663">
          <text:p/>
        </draw:polygon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0.463cm" svg:y1="7.261cm" svg:x2="15.252cm" svg:y2="7.261cm">
          <text:p/>
        </draw:line>
        <draw:line draw:style-name="gr2" draw:text-style-name="P2" draw:layer="layout" svg:x1="10.463cm" svg:y1="7.923cm" svg:x2="15.252cm" svg:y2="7.923cm">
          <text:p/>
        </draw:line>
        <draw:frame draw:style-name="gr5" draw:text-style-name="P6" draw:layer="layout" svg:width="1.011cm" svg:height="0.323cm" svg:x="9.14cm" svg:y="7.426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7.261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9.776cm" svg:y1="7.261cm" svg:x2="19.776cm" svg:y2="7.923cm">
          <text:p/>
        </draw:line>
        <draw:line draw:style-name="gr2" draw:text-style-name="P2" draw:layer="layout" svg:x1="15.252cm" svg:y1="7.261cm" svg:x2="19.776cm" svg:y2="7.261cm">
          <text:p/>
        </draw:line>
        <draw:line draw:style-name="gr2" draw:text-style-name="P2" draw:layer="layout" svg:x1="15.252cm" svg:y1="7.923cm" svg:x2="19.776cm" svg:y2="7.923cm">
          <text:p/>
        </draw:line>
        <draw:frame draw:style-name="gr5" draw:text-style-name="P6" draw:layer="layout" svg:width="4.398cm" svg:height="0.323cm" svg:x="10.516cm" svg:y="7.426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7.923cm" svg:viewBox="0 0 1377 662" draw:points="0,0 1377,0 1377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1.017cm" svg:y1="7.923cm" svg:x2="2.393cm" svg:y2="7.923cm">
          <text:p/>
        </draw:line>
        <draw:line draw:style-name="gr2" draw:text-style-name="P2" draw:layer="layout" svg:x1="1.017cm" svg:y1="8.584cm" svg:x2="2.393cm" svg:y2="8.584cm">
          <text:p/>
        </draw:line>
        <draw:frame draw:style-name="gr5" draw:text-style-name="P6" draw:layer="layout" svg:width="1.5cm" svg:height="0.323cm" svg:x="15.305cm" svg:y="7.426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7.923cm" svg:viewBox="0 0 2382 662" draw:points="0,0 2382,0 2382,662 0,662">
          <text:p/>
        </draw:polygon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2.393cm" svg:y1="7.923cm" svg:x2="4.774cm" svg:y2="7.923cm">
          <text:p/>
        </draw:line>
        <draw:line draw:style-name="gr2" draw:text-style-name="P2" draw:layer="layout" svg:x1="2.393cm" svg:y1="8.584cm" svg:x2="4.774cm" svg:y2="8.584cm">
          <text:p/>
        </draw:line>
        <draw:frame draw:style-name="gr5" draw:text-style-name="P6" draw:layer="layout" svg:width="1.011cm" svg:height="0.323cm" svg:x="1.071cm" svg:y="8.088cm">
          <draw:text-box>
            <text:p text:style-name="P4"><text:span text:style-name="T2">SP2172</text:span></text:p>
          </draw:text-box>
        </draw:frame>
        <draw:polygon draw:style-name="gr6" draw:text-style-name="P7" draw:layer="layout" svg:width="2.99cm" svg:height="0.661cm" svg:x="4.774cm" svg:y="7.923cm" svg:viewBox="0 0 2991 662" draw:points="0,0 2991,0 2991,662 0,662">
          <text:p/>
        </draw:polygon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4.774cm" svg:y1="7.923cm" svg:x2="7.764cm" svg:y2="7.923cm">
          <text:p/>
        </draw:line>
        <draw:line draw:style-name="gr2" draw:text-style-name="P2" draw:layer="layout" svg:x1="4.774cm" svg:y1="8.584cm" svg:x2="7.764cm" svg:y2="8.584cm">
          <text:p/>
        </draw:line>
        <draw:polygon draw:style-name="gr6" draw:text-style-name="P7" draw:layer="layout" svg:width="1.323cm" svg:height="0.661cm" svg:x="7.764cm" svg:y="7.923cm" svg:viewBox="0 0 1324 662" draw:points="0,0 1324,0 1324,662 0,662">
          <text:p/>
        </draw:polygon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7.764cm" svg:y1="7.923cm" svg:x2="9.087cm" svg:y2="7.923cm">
          <text:p/>
        </draw:line>
        <draw:line draw:style-name="gr2" draw:text-style-name="P2" draw:layer="layout" svg:x1="7.764cm" svg:y1="8.584cm" svg:x2="9.087cm" svg:y2="8.584cm">
          <text:p/>
        </draw:line>
        <draw:frame draw:style-name="gr5" draw:text-style-name="P6" draw:layer="layout" svg:width="4.881cm" svg:height="0.323cm" svg:x="2.447cm" svg:y="8.088cm">
          <draw:text-box>
            <text:p text:style-name="P4"><text:span text:style-name="T2">2025.12.11 15:41 2025.12.11 15:56:26</text:span></text:p>
          </draw:text-box>
        </draw:frame>
        <draw:polygon draw:style-name="gr6" draw:text-style-name="P7" draw:layer="layout" svg:width="1.376cm" svg:height="0.661cm" svg:x="9.087cm" svg:y="7.923cm" svg:viewBox="0 0 1377 662" draw:points="0,0 1377,0 1377,662 0,662">
          <text:p/>
        </draw:polygon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9.087cm" svg:y1="7.923cm" svg:x2="10.463cm" svg:y2="7.923cm">
          <text:p/>
        </draw:line>
        <draw:line draw:style-name="gr2" draw:text-style-name="P2" draw:layer="layout" svg:x1="9.087cm" svg:y1="8.584cm" svg:x2="10.463cm" svg:y2="8.584cm">
          <text:p/>
        </draw:line>
        <draw:frame draw:style-name="gr5" draw:text-style-name="P6" draw:layer="layout" svg:width="0.281cm" svg:height="0.323cm" svg:x="7.818cm" svg:y="8.08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7.923cm" svg:viewBox="0 0 4790 662" draw:points="0,0 4790,0 4790,662 0,662">
          <text:p/>
        </draw:polygon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0.463cm" svg:y1="7.923cm" svg:x2="15.252cm" svg:y2="7.923cm">
          <text:p/>
        </draw:line>
        <draw:line draw:style-name="gr2" draw:text-style-name="P2" draw:layer="layout" svg:x1="10.463cm" svg:y1="8.584cm" svg:x2="15.252cm" svg:y2="8.584cm">
          <text:p/>
        </draw:line>
        <draw:frame draw:style-name="gr5" draw:text-style-name="P6" draw:layer="layout" svg:width="1.011cm" svg:height="0.323cm" svg:x="9.14cm" svg:y="8.08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7.923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9.776cm" svg:y1="7.923cm" svg:x2="19.776cm" svg:y2="8.584cm">
          <text:p/>
        </draw:line>
        <draw:line draw:style-name="gr2" draw:text-style-name="P2" draw:layer="layout" svg:x1="15.252cm" svg:y1="7.923cm" svg:x2="19.776cm" svg:y2="7.923cm">
          <text:p/>
        </draw:line>
        <draw:line draw:style-name="gr2" draw:text-style-name="P2" draw:layer="layout" svg:x1="15.252cm" svg:y1="8.584cm" svg:x2="19.776cm" svg:y2="8.584cm">
          <text:p/>
        </draw:line>
        <draw:frame draw:style-name="gr5" draw:text-style-name="P6" draw:layer="layout" svg:width="4.398cm" svg:height="0.323cm" svg:x="10.516cm" svg:y="8.08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8.584cm" svg:viewBox="0 0 1377 663" draw:points="0,0 1377,0 1377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1.017cm" svg:y1="8.584cm" svg:x2="2.393cm" svg:y2="8.584cm">
          <text:p/>
        </draw:line>
        <draw:line draw:style-name="gr2" draw:text-style-name="P2" draw:layer="layout" svg:x1="1.017cm" svg:y1="9.246cm" svg:x2="2.393cm" svg:y2="9.246cm">
          <text:p/>
        </draw:line>
        <draw:frame draw:style-name="gr5" draw:text-style-name="P6" draw:layer="layout" svg:width="1.5cm" svg:height="0.323cm" svg:x="15.305cm" svg:y="8.08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8.584cm" svg:viewBox="0 0 2382 663" draw:points="0,0 2382,0 2382,663 0,663">
          <text:p/>
        </draw:polygon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2.393cm" svg:y1="8.584cm" svg:x2="4.774cm" svg:y2="8.584cm">
          <text:p/>
        </draw:line>
        <draw:line draw:style-name="gr2" draw:text-style-name="P2" draw:layer="layout" svg:x1="2.393cm" svg:y1="9.246cm" svg:x2="4.774cm" svg:y2="9.246cm">
          <text:p/>
        </draw:line>
        <draw:frame draw:style-name="gr5" draw:text-style-name="P6" draw:layer="layout" svg:width="1.011cm" svg:height="0.323cm" svg:x="1.071cm" svg:y="8.749cm">
          <draw:text-box>
            <text:p text:style-name="P4"><text:span text:style-name="T2">SP2173</text:span></text:p>
          </draw:text-box>
        </draw:frame>
        <draw:polygon draw:style-name="gr6" draw:text-style-name="P7" draw:layer="layout" svg:width="2.99cm" svg:height="0.662cm" svg:x="4.774cm" svg:y="8.584cm" svg:viewBox="0 0 2991 663" draw:points="0,0 2991,0 2991,663 0,663">
          <text:p/>
        </draw:polygon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4.774cm" svg:y1="8.584cm" svg:x2="7.764cm" svg:y2="8.584cm">
          <text:p/>
        </draw:line>
        <draw:line draw:style-name="gr2" draw:text-style-name="P2" draw:layer="layout" svg:x1="4.774cm" svg:y1="9.246cm" svg:x2="7.764cm" svg:y2="9.246cm">
          <text:p/>
        </draw:line>
        <draw:polygon draw:style-name="gr6" draw:text-style-name="P7" draw:layer="layout" svg:width="1.323cm" svg:height="0.662cm" svg:x="7.764cm" svg:y="8.584cm" svg:viewBox="0 0 1324 663" draw:points="0,0 1324,0 1324,663 0,663">
          <text:p/>
        </draw:polygon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7.764cm" svg:y1="8.584cm" svg:x2="9.087cm" svg:y2="8.584cm">
          <text:p/>
        </draw:line>
        <draw:line draw:style-name="gr2" draw:text-style-name="P2" draw:layer="layout" svg:x1="7.764cm" svg:y1="9.246cm" svg:x2="9.087cm" svg:y2="9.246cm">
          <text:p/>
        </draw:line>
        <draw:frame draw:style-name="gr5" draw:text-style-name="P6" draw:layer="layout" svg:width="4.723cm" svg:height="0.323cm" svg:x="2.447cm" svg:y="8.749cm">
          <draw:text-box>
            <text:p text:style-name="P4"><text:span text:style-name="T2">2025.12.11 17:49 2025.12.11 18:3:48</text:span></text:p>
          </draw:text-box>
        </draw:frame>
        <draw:polygon draw:style-name="gr6" draw:text-style-name="P7" draw:layer="layout" svg:width="1.376cm" svg:height="0.662cm" svg:x="9.087cm" svg:y="8.584cm" svg:viewBox="0 0 1377 663" draw:points="0,0 1377,0 1377,663 0,663">
          <text:p/>
        </draw:polygon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9.087cm" svg:y1="8.584cm" svg:x2="10.463cm" svg:y2="8.584cm">
          <text:p/>
        </draw:line>
        <draw:line draw:style-name="gr2" draw:text-style-name="P2" draw:layer="layout" svg:x1="9.087cm" svg:y1="9.246cm" svg:x2="10.463cm" svg:y2="9.246cm">
          <text:p/>
        </draw:line>
        <draw:frame draw:style-name="gr5" draw:text-style-name="P6" draw:layer="layout" svg:width="0.281cm" svg:height="0.323cm" svg:x="7.818cm" svg:y="8.74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8.584cm" svg:viewBox="0 0 4790 663" draw:points="0,0 4790,0 4790,663 0,663">
          <text:p/>
        </draw:polygon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0.463cm" svg:y1="8.584cm" svg:x2="15.252cm" svg:y2="8.584cm">
          <text:p/>
        </draw:line>
        <draw:line draw:style-name="gr2" draw:text-style-name="P2" draw:layer="layout" svg:x1="10.463cm" svg:y1="9.246cm" svg:x2="15.252cm" svg:y2="9.246cm">
          <text:p/>
        </draw:line>
        <draw:frame draw:style-name="gr5" draw:text-style-name="P6" draw:layer="layout" svg:width="1.011cm" svg:height="0.323cm" svg:x="9.14cm" svg:y="8.74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8.584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9.776cm" svg:y1="8.584cm" svg:x2="19.776cm" svg:y2="9.246cm">
          <text:p/>
        </draw:line>
        <draw:line draw:style-name="gr2" draw:text-style-name="P2" draw:layer="layout" svg:x1="15.252cm" svg:y1="8.584cm" svg:x2="19.776cm" svg:y2="8.584cm">
          <text:p/>
        </draw:line>
        <draw:line draw:style-name="gr2" draw:text-style-name="P2" draw:layer="layout" svg:x1="15.252cm" svg:y1="9.246cm" svg:x2="19.776cm" svg:y2="9.246cm">
          <text:p/>
        </draw:line>
        <draw:frame draw:style-name="gr5" draw:text-style-name="P6" draw:layer="layout" svg:width="4.398cm" svg:height="0.323cm" svg:x="10.516cm" svg:y="8.74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9.246cm" svg:viewBox="0 0 1377 662" draw:points="0,0 1377,0 1377,662 0,662">
          <text:p/>
        </draw:polygon>
        <draw:line draw:style-name="gr2" draw:text-style-name="P2" draw:layer="layout" svg:x1="1.017cm" svg:y1="9.246cm" svg:x2="1.017cm" svg:y2="9.907cm">
          <text:p/>
        </draw:line>
        <draw:line draw:style-name="gr2" draw:text-style-name="P2" draw:layer="layout" svg:x1="2.393cm" svg:y1="9.246cm" svg:x2="2.393cm" svg:y2="9.907cm">
          <text:p/>
        </draw:line>
        <draw:line draw:style-name="gr2" draw:text-style-name="P2" draw:layer="layout" svg:x1="1.017cm" svg:y1="9.246cm" svg:x2="2.393cm" svg:y2="9.246cm">
          <text:p/>
        </draw:line>
        <draw:line draw:style-name="gr2" draw:text-style-name="P2" draw:layer="layout" svg:x1="1.017cm" svg:y1="9.907cm" svg:x2="2.393cm" svg:y2="9.907cm">
          <text:p/>
        </draw:line>
        <draw:frame draw:style-name="gr5" draw:text-style-name="P6" draw:layer="layout" svg:width="1.5cm" svg:height="0.323cm" svg:x="15.305cm" svg:y="8.74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9.246cm" svg:viewBox="0 0 2382 662" draw:points="0,0 2382,0 2382,662 0,662">
          <text:p/>
        </draw:polygon>
        <draw:line draw:style-name="gr2" draw:text-style-name="P2" draw:layer="layout" svg:x1="2.393cm" svg:y1="9.246cm" svg:x2="2.393cm" svg:y2="9.907cm">
          <text:p/>
        </draw:line>
        <draw:line draw:style-name="gr2" draw:text-style-name="P2" draw:layer="layout" svg:x1="4.774cm" svg:y1="9.246cm" svg:x2="4.774cm" svg:y2="9.907cm">
          <text:p/>
        </draw:line>
        <draw:line draw:style-name="gr2" draw:text-style-name="P2" draw:layer="layout" svg:x1="2.393cm" svg:y1="9.246cm" svg:x2="4.774cm" svg:y2="9.246cm">
          <text:p/>
        </draw:line>
        <draw:line draw:style-name="gr2" draw:text-style-name="P2" draw:layer="layout" svg:x1="2.393cm" svg:y1="9.907cm" svg:x2="4.774cm" svg:y2="9.907cm">
          <text:p/>
        </draw:line>
        <draw:frame draw:style-name="gr5" draw:text-style-name="P6" draw:layer="layout" svg:width="1.011cm" svg:height="0.323cm" svg:x="1.071cm" svg:y="9.411cm">
          <draw:text-box>
            <text:p text:style-name="P4"><text:span text:style-name="T2">SP2174</text:span></text:p>
          </draw:text-box>
        </draw:frame>
        <draw:polygon draw:style-name="gr6" draw:text-style-name="P7" draw:layer="layout" svg:width="2.99cm" svg:height="0.661cm" svg:x="4.774cm" svg:y="9.246cm" svg:viewBox="0 0 2991 662" draw:points="0,0 2991,0 2991,662 0,662">
          <text:p/>
        </draw:polygon>
        <draw:line draw:style-name="gr2" draw:text-style-name="P2" draw:layer="layout" svg:x1="4.774cm" svg:y1="9.246cm" svg:x2="4.774cm" svg:y2="9.907cm">
          <text:p/>
        </draw:line>
        <draw:line draw:style-name="gr2" draw:text-style-name="P2" draw:layer="layout" svg:x1="7.764cm" svg:y1="9.246cm" svg:x2="7.764cm" svg:y2="9.907cm">
          <text:p/>
        </draw:line>
        <draw:line draw:style-name="gr2" draw:text-style-name="P2" draw:layer="layout" svg:x1="4.774cm" svg:y1="9.246cm" svg:x2="7.764cm" svg:y2="9.246cm">
          <text:p/>
        </draw:line>
        <draw:line draw:style-name="gr2" draw:text-style-name="P2" draw:layer="layout" svg:x1="4.774cm" svg:y1="9.907cm" svg:x2="7.764cm" svg:y2="9.907cm">
          <text:p/>
        </draw:line>
        <draw:polygon draw:style-name="gr6" draw:text-style-name="P7" draw:layer="layout" svg:width="1.323cm" svg:height="0.661cm" svg:x="7.764cm" svg:y="9.246cm" svg:viewBox="0 0 1324 662" draw:points="0,0 1324,0 1324,662 0,662">
          <text:p/>
        </draw:polygon>
        <draw:line draw:style-name="gr2" draw:text-style-name="P2" draw:layer="layout" svg:x1="7.764cm" svg:y1="9.246cm" svg:x2="7.764cm" svg:y2="9.907cm">
          <text:p/>
        </draw:line>
        <draw:line draw:style-name="gr2" draw:text-style-name="P2" draw:layer="layout" svg:x1="9.087cm" svg:y1="9.246cm" svg:x2="9.087cm" svg:y2="9.907cm">
          <text:p/>
        </draw:line>
        <draw:line draw:style-name="gr2" draw:text-style-name="P2" draw:layer="layout" svg:x1="7.764cm" svg:y1="9.246cm" svg:x2="9.087cm" svg:y2="9.246cm">
          <text:p/>
        </draw:line>
        <draw:line draw:style-name="gr2" draw:text-style-name="P2" draw:layer="layout" svg:x1="7.764cm" svg:y1="9.907cm" svg:x2="9.087cm" svg:y2="9.907cm">
          <text:p/>
        </draw:line>
        <draw:frame draw:style-name="gr5" draw:text-style-name="P6" draw:layer="layout" svg:width="4.723cm" svg:height="0.323cm" svg:x="2.447cm" svg:y="9.411cm">
          <draw:text-box>
            <text:p text:style-name="P4"><text:span text:style-name="T2">2025.12.11 19:11 2025.12.11 19:26:7</text:span></text:p>
          </draw:text-box>
        </draw:frame>
        <draw:polygon draw:style-name="gr6" draw:text-style-name="P7" draw:layer="layout" svg:width="1.376cm" svg:height="0.661cm" svg:x="9.087cm" svg:y="9.246cm" svg:viewBox="0 0 1377 662" draw:points="0,0 1377,0 1377,662 0,662">
          <text:p/>
        </draw:polygon>
        <draw:line draw:style-name="gr2" draw:text-style-name="P2" draw:layer="layout" svg:x1="9.087cm" svg:y1="9.246cm" svg:x2="9.087cm" svg:y2="9.907cm">
          <text:p/>
        </draw:line>
        <draw:line draw:style-name="gr2" draw:text-style-name="P2" draw:layer="layout" svg:x1="10.463cm" svg:y1="9.246cm" svg:x2="10.463cm" svg:y2="9.907cm">
          <text:p/>
        </draw:line>
        <draw:line draw:style-name="gr2" draw:text-style-name="P2" draw:layer="layout" svg:x1="9.087cm" svg:y1="9.246cm" svg:x2="10.463cm" svg:y2="9.246cm">
          <text:p/>
        </draw:line>
        <draw:line draw:style-name="gr2" draw:text-style-name="P2" draw:layer="layout" svg:x1="9.087cm" svg:y1="9.907cm" svg:x2="10.463cm" svg:y2="9.907cm">
          <text:p/>
        </draw:line>
        <draw:frame draw:style-name="gr5" draw:text-style-name="P6" draw:layer="layout" svg:width="0.281cm" svg:height="0.323cm" svg:x="7.818cm" svg:y="9.411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9.246cm" svg:viewBox="0 0 4790 662" draw:points="0,0 4790,0 4790,662 0,662">
          <text:p/>
        </draw:polygon>
        <draw:line draw:style-name="gr2" draw:text-style-name="P2" draw:layer="layout" svg:x1="10.463cm" svg:y1="9.246cm" svg:x2="10.463cm" svg:y2="9.907cm">
          <text:p/>
        </draw:line>
        <draw:line draw:style-name="gr2" draw:text-style-name="P2" draw:layer="layout" svg:x1="15.252cm" svg:y1="9.246cm" svg:x2="15.252cm" svg:y2="9.907cm">
          <text:p/>
        </draw:line>
        <draw:line draw:style-name="gr2" draw:text-style-name="P2" draw:layer="layout" svg:x1="10.463cm" svg:y1="9.246cm" svg:x2="15.252cm" svg:y2="9.246cm">
          <text:p/>
        </draw:line>
        <draw:line draw:style-name="gr2" draw:text-style-name="P2" draw:layer="layout" svg:x1="10.463cm" svg:y1="9.907cm" svg:x2="15.252cm" svg:y2="9.907cm">
          <text:p/>
        </draw:line>
        <draw:frame draw:style-name="gr5" draw:text-style-name="P6" draw:layer="layout" svg:width="1.011cm" svg:height="0.323cm" svg:x="9.14cm" svg:y="9.41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9.246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9.246cm" svg:x2="15.252cm" svg:y2="9.907cm">
          <text:p/>
        </draw:line>
        <draw:line draw:style-name="gr2" draw:text-style-name="P2" draw:layer="layout" svg:x1="19.776cm" svg:y1="9.246cm" svg:x2="19.776cm" svg:y2="9.907cm">
          <text:p/>
        </draw:line>
        <draw:line draw:style-name="gr2" draw:text-style-name="P2" draw:layer="layout" svg:x1="15.252cm" svg:y1="9.246cm" svg:x2="19.776cm" svg:y2="9.246cm">
          <text:p/>
        </draw:line>
        <draw:line draw:style-name="gr2" draw:text-style-name="P2" draw:layer="layout" svg:x1="15.252cm" svg:y1="9.907cm" svg:x2="19.776cm" svg:y2="9.907cm">
          <text:p/>
        </draw:line>
        <draw:frame draw:style-name="gr5" draw:text-style-name="P6" draw:layer="layout" svg:width="4.398cm" svg:height="0.323cm" svg:x="10.516cm" svg:y="9.41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1.5cm" svg:height="0.323cm" svg:x="15.305cm" svg:y="9.411cm">
          <draw:text-box>
            <text:p text:style-name="P4"><text:span text:style-name="T2">Kvanj Tunel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2.09cm" svg:height="1.323cm" svg:x="1.017cm" svg:y="1.97cm" svg:viewBox="0 0 2091 1324" draw:points="0,0 2091,0 2091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1.017cm" svg:y1="1.97cm" svg:x2="3.107cm" svg:y2="1.97cm">
          <text:p/>
        </draw:line>
        <draw:line draw:style-name="gr2" draw:text-style-name="P2" draw:layer="layout" svg:x1="1.017cm" svg:y1="3.293cm" svg:x2="3.107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polygon draw:style-name="gr3" draw:text-style-name="P3" draw:layer="layout" svg:width="1.535cm" svg:height="1.323cm" svg:x="3.107cm" svg:y="1.97cm" svg:viewBox="0 0 1536 1324" draw:points="0,0 1536,0 1536,1324 0,1324">
          <text:p/>
        </draw:polygon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3.107cm" svg:y1="1.97cm" svg:x2="4.642cm" svg:y2="1.97cm">
          <text:p/>
        </draw:line>
        <draw:line draw:style-name="gr2" draw:text-style-name="P2" draw:layer="layout" svg:x1="3.107cm" svg:y1="3.293cm" svg:x2="4.642cm" svg:y2="3.293cm">
          <text:p/>
        </draw:line>
        <draw:frame draw:style-name="gr5" draw:text-style-name="P6" draw:layer="layout" svg:width="0.79cm" svg:height="0.323cm" svg:x="1.071cm" svg:y="2.466cm">
          <draw:text-box>
            <text:p text:style-name="P4"><text:span text:style-name="T2">Vozač</text:span></text:p>
          </draw:text-box>
        </draw:frame>
        <draw:frame draw:style-name="gr5" draw:text-style-name="P6" draw:layer="layout" svg:width="1.071cm" svg:height="0.323cm" svg:x="3.161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02cm" svg:height="1.323cm" svg:x="4.642cm" svg:y="1.97cm" svg:viewBox="0 0 1403 1324" draw:points="0,0 1403,0 1403,1324 0,1324">
          <text:p/>
        </draw:polygon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4.642cm" svg:y1="1.97cm" svg:x2="6.044cm" svg:y2="1.97cm">
          <text:p/>
        </draw:line>
        <draw:line draw:style-name="gr2" draw:text-style-name="P2" draw:layer="layout" svg:x1="4.642cm" svg:y1="3.293cm" svg:x2="6.044cm" svg:y2="3.293cm">
          <text:p/>
        </draw:line>
        <draw:frame draw:style-name="gr5" draw:text-style-name="P6" draw:layer="layout" svg:width="0.818cm" svg:height="0.323cm" svg:x="3.161cm" svg:y="2.634cm">
          <draw:text-box>
            <text:p text:style-name="P4"><text:span text:style-name="T2">(1) dat</text:span></text:p>
          </draw:text-box>
        </draw:frame>
        <draw:frame draw:style-name="gr5" draw:text-style-name="P6" draw:layer="layout" svg:width="1.071cm" svg:height="0.323cm" svg:x="4.695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35cm" svg:height="1.323cm" svg:x="6.044cm" svg:y="1.97cm" svg:viewBox="0 0 1536 1324" draw:points="0,0 1536,0 1536,1324 0,1324">
          <text:p/>
        </draw:polygon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6.044cm" svg:y1="1.97cm" svg:x2="7.579cm" svg:y2="1.97cm">
          <text:p/>
        </draw:line>
        <draw:line draw:style-name="gr2" draw:text-style-name="P2" draw:layer="layout" svg:x1="6.044cm" svg:y1="3.293cm" svg:x2="7.579cm" svg:y2="3.293cm">
          <text:p/>
        </draw:line>
        <draw:frame draw:style-name="gr5" draw:text-style-name="P6" draw:layer="layout" svg:width="0.818cm" svg:height="0.323cm" svg:x="4.695cm" svg:y="2.634cm">
          <draw:text-box>
            <text:p text:style-name="P4"><text:span text:style-name="T2">(2) dat</text:span></text:p>
          </draw:text-box>
        </draw:frame>
        <draw:frame draw:style-name="gr5" draw:text-style-name="P6" draw:layer="layout" svg:width="1.071cm" svg:height="0.323cm" svg:x="6.098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55cm" svg:height="1.323cm" svg:x="7.579cm" svg:y="1.97cm" svg:viewBox="0 0 1456 1324" draw:points="0,0 1456,0 1456,1324 0,1324">
          <text:p/>
        </draw:polygon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7.579cm" svg:y1="1.97cm" svg:x2="9.034cm" svg:y2="1.97cm">
          <text:p/>
        </draw:line>
        <draw:line draw:style-name="gr2" draw:text-style-name="P2" draw:layer="layout" svg:x1="7.579cm" svg:y1="3.293cm" svg:x2="9.034cm" svg:y2="3.293cm">
          <text:p/>
        </draw:line>
        <draw:frame draw:style-name="gr5" draw:text-style-name="P6" draw:layer="layout" svg:width="0.818cm" svg:height="0.323cm" svg:x="6.098cm" svg:y="2.634cm">
          <draw:text-box>
            <text:p text:style-name="P4"><text:span text:style-name="T2">(3) dat</text:span></text:p>
          </draw:text-box>
        </draw:frame>
        <draw:frame draw:style-name="gr5" draw:text-style-name="P6" draw:layer="layout" svg:width="1.071cm" svg:height="0.323cm" svg:x="7.632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61cm" svg:height="1.323cm" svg:x="9.034cm" svg:y="1.97cm" svg:viewBox="0 0 1562 1324" draw:points="0,0 1562,0 1562,1324 0,1324">
          <text:p/>
        </draw:polygon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9.034cm" svg:y1="1.97cm" svg:x2="10.595cm" svg:y2="1.97cm">
          <text:p/>
        </draw:line>
        <draw:line draw:style-name="gr2" draw:text-style-name="P2" draw:layer="layout" svg:x1="9.034cm" svg:y1="3.293cm" svg:x2="10.595cm" svg:y2="3.293cm">
          <text:p/>
        </draw:line>
        <draw:frame draw:style-name="gr5" draw:text-style-name="P6" draw:layer="layout" svg:width="0.818cm" svg:height="0.323cm" svg:x="7.632cm" svg:y="2.634cm">
          <draw:text-box>
            <text:p text:style-name="P4"><text:span text:style-name="T2">(4) dat</text:span></text:p>
          </draw:text-box>
        </draw:frame>
        <draw:frame draw:style-name="gr5" draw:text-style-name="P6" draw:layer="layout" svg:width="1.417cm" svg:height="0.323cm" svg:x="9.088cm" svg:y="2.297cm">
          <draw:text-box>
            <text:p text:style-name="P4"><text:span text:style-name="T2">Cement (1)</text:span></text:p>
          </draw:text-box>
        </draw:frame>
        <draw:polygon draw:style-name="gr3" draw:text-style-name="P3" draw:layer="layout" svg:width="1.614cm" svg:height="1.323cm" svg:x="10.595cm" svg:y="1.97cm" svg:viewBox="0 0 1615 1324" draw:points="0,0 1615,0 1615,1324 0,1324">
          <text:p/>
        </draw:polygon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0.595cm" svg:y1="1.97cm" svg:x2="12.209cm" svg:y2="1.97cm">
          <text:p/>
        </draw:line>
        <draw:line draw:style-name="gr2" draw:text-style-name="P2" draw:layer="layout" svg:x1="10.595cm" svg:y1="3.293cm" svg:x2="12.209cm" svg:y2="3.293cm">
          <text:p/>
        </draw:line>
        <draw:frame draw:style-name="gr5" draw:text-style-name="P6" draw:layer="layout" svg:width="0.396cm" svg:height="0.323cm" svg:x="9.088cm" svg:y="2.634cm">
          <draw:text-box>
            <text:p text:style-name="P4"><text:span text:style-name="T2">dat</text:span></text:p>
          </draw:text-box>
        </draw:frame>
        <draw:frame draw:style-name="gr5" draw:text-style-name="P6" draw:layer="layout" svg:width="1.417cm" svg:height="0.323cm" svg:x="10.649cm" svg:y="2.297cm">
          <draw:text-box>
            <text:p text:style-name="P4"><text:span text:style-name="T2">Cement (2)</text:span></text:p>
          </draw:text-box>
        </draw:frame>
        <draw:polygon draw:style-name="gr3" draw:text-style-name="P3" draw:layer="layout" svg:width="2.646cm" svg:height="1.323cm" svg:x="12.209cm" svg:y="1.97cm" svg:viewBox="0 0 2647 1324" draw:points="0,0 2647,0 2647,1324 0,1324">
          <text:p/>
        </draw:polygon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2.209cm" svg:y1="1.97cm" svg:x2="14.855cm" svg:y2="1.97cm">
          <text:p/>
        </draw:line>
        <draw:line draw:style-name="gr2" draw:text-style-name="P2" draw:layer="layout" svg:x1="12.209cm" svg:y1="3.293cm" svg:x2="14.855cm" svg:y2="3.293cm">
          <text:p/>
        </draw:line>
        <draw:frame draw:style-name="gr5" draw:text-style-name="P6" draw:layer="layout" svg:width="0.396cm" svg:height="0.323cm" svg:x="10.649cm" svg:y="2.634cm">
          <draw:text-box>
            <text:p text:style-name="P4"><text:span text:style-name="T2">dat</text:span></text:p>
          </draw:text-box>
        </draw:frame>
        <draw:polygon draw:style-name="gr3" draw:text-style-name="P3" draw:layer="layout" svg:width="2.646cm" svg:height="1.323cm" svg:x="14.855cm" svg:y="1.97cm" svg:viewBox="0 0 2647 1324" draw:points="0,0 2647,0 2647,1324 0,1324">
          <text:p/>
        </draw:polygon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4.855cm" svg:y1="1.97cm" svg:x2="17.501cm" svg:y2="1.97cm">
          <text:p/>
        </draw:line>
        <draw:line draw:style-name="gr2" draw:text-style-name="P2" draw:layer="layout" svg:x1="14.855cm" svg:y1="3.293cm" svg:x2="17.501cm" svg:y2="3.293cm">
          <text:p/>
        </draw:line>
        <draw:frame draw:style-name="gr5" draw:text-style-name="P6" draw:layer="layout" svg:width="2.12cm" svg:height="0.323cm" svg:x="12.263cm" svg:y="2.466cm">
          <draw:text-box>
            <text:p text:style-name="P4"><text:span text:style-name="T2">Aditiv <text:s/>(3) dat, kg</text:span></text:p>
          </draw:text-box>
        </draw:frame>
        <draw:polygon draw:style-name="gr3" draw:text-style-name="P3" draw:layer="layout" svg:width="1.376cm" svg:height="1.323cm" svg:x="17.501cm" svg:y="1.97cm" svg:viewBox="0 0 1377 1324" draw:points="0,0 1377,0 1377,1324 0,1324">
          <text:p/>
        </draw:polygon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8.877cm" svg:y1="1.97cm" svg:x2="18.877cm" svg:y2="3.293cm">
          <text:p/>
        </draw:line>
        <draw:line draw:style-name="gr2" draw:text-style-name="P2" draw:layer="layout" svg:x1="17.501cm" svg:y1="1.97cm" svg:x2="18.877cm" svg:y2="1.97cm">
          <text:p/>
        </draw:line>
        <draw:line draw:style-name="gr2" draw:text-style-name="P2" draw:layer="layout" svg:x1="17.501cm" svg:y1="3.293cm" svg:x2="18.877cm" svg:y2="3.293cm">
          <text:p/>
        </draw:line>
        <draw:frame draw:style-name="gr5" draw:text-style-name="P6" draw:layer="layout" svg:width="2.044cm" svg:height="0.323cm" svg:x="14.908cm" svg:y="2.466cm">
          <draw:text-box>
            <text:p text:style-name="P4"><text:span text:style-name="T2">Aditiv (4) dat, kg</text:span></text:p>
          </draw:text-box>
        </draw:frame>
        <draw:frame draw:style-name="gr5" draw:text-style-name="P6" draw:layer="layout" svg:width="1.162cm" svg:height="0.323cm" svg:x="17.554cm" svg:y="2.297cm">
          <draw:text-box>
            <text:p text:style-name="P4"><text:span text:style-name="T2">Voda <text:s/>(1)</text:span></text:p>
          </draw:text-box>
        </draw:frame>
        <draw:polygon draw:style-name="gr6" draw:text-style-name="P7" draw:layer="layout" svg:width="2.09cm" svg:height="0.661cm" svg:x="1.017cm" svg:y="3.293cm" svg:viewBox="0 0 2091 662" draw:points="0,0 2091,0 2091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1.017cm" svg:y1="3.293cm" svg:x2="3.107cm" svg:y2="3.293cm">
          <text:p/>
        </draw:line>
        <draw:line draw:style-name="gr2" draw:text-style-name="P2" draw:layer="layout" svg:x1="1.017cm" svg:y1="3.954cm" svg:x2="3.107cm" svg:y2="3.954cm">
          <text:p/>
        </draw:line>
        <draw:frame draw:style-name="gr5" draw:text-style-name="P6" draw:layer="layout" svg:width="0.554cm" svg:height="0.323cm" svg:x="17.554cm" svg:y="2.634cm">
          <draw:text-box>
            <text:p text:style-name="P4"><text:span text:style-name="T2">data</text:span></text:p>
          </draw:text-box>
        </draw:frame>
        <draw:polygon draw:style-name="gr6" draw:text-style-name="P7" draw:layer="layout" svg:width="1.535cm" svg:height="0.661cm" svg:x="3.107cm" svg:y="3.293cm" svg:viewBox="0 0 1536 662" draw:points="0,0 1536,0 1536,662 0,662">
          <text:p/>
        </draw:polygon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3.107cm" svg:y1="3.293cm" svg:x2="4.642cm" svg:y2="3.293cm">
          <text:p/>
        </draw:line>
        <draw:line draw:style-name="gr2" draw:text-style-name="P2" draw:layer="layout" svg:x1="3.107cm" svg:y1="3.954cm" svg:x2="4.642cm" svg:y2="3.954cm">
          <text:p/>
        </draw:line>
        <draw:frame draw:style-name="gr5" draw:text-style-name="P6" draw:layer="layout" svg:width="1.499cm" svg:height="0.323cm" svg:x="1.071cm" svg:y="3.458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3.293cm" svg:viewBox="0 0 1403 662" draw:points="0,0 1403,0 1403,662 0,662">
          <text:p/>
        </draw:polygon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4.642cm" svg:y1="3.293cm" svg:x2="6.044cm" svg:y2="3.293cm">
          <text:p/>
        </draw:line>
        <draw:line draw:style-name="gr2" draw:text-style-name="P2" draw:layer="layout" svg:x1="4.642cm" svg:y1="3.954cm" svg:x2="6.044cm" svg:y2="3.954cm">
          <text:p/>
        </draw:line>
        <draw:frame draw:style-name="gr5" draw:text-style-name="P6" draw:layer="layout" svg:width="0.281cm" svg:height="0.323cm" svg:x="3.161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3.293cm" svg:viewBox="0 0 1536 662" draw:points="0,0 1536,0 1536,662 0,662">
          <text:p/>
        </draw:polygon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6.044cm" svg:y1="3.293cm" svg:x2="7.579cm" svg:y2="3.293cm">
          <text:p/>
        </draw:line>
        <draw:line draw:style-name="gr2" draw:text-style-name="P2" draw:layer="layout" svg:x1="6.044cm" svg:y1="3.954cm" svg:x2="7.579cm" svg:y2="3.954cm">
          <text:p/>
        </draw:line>
        <draw:frame draw:style-name="gr5" draw:text-style-name="P6" draw:layer="layout" svg:width="0.281cm" svg:height="0.323cm" svg:x="4.695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3.293cm" svg:viewBox="0 0 1456 662" draw:points="0,0 1456,0 1456,662 0,662">
          <text:p/>
        </draw:polygon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7.579cm" svg:y1="3.293cm" svg:x2="9.034cm" svg:y2="3.293cm">
          <text:p/>
        </draw:line>
        <draw:line draw:style-name="gr2" draw:text-style-name="P2" draw:layer="layout" svg:x1="7.579cm" svg:y1="3.954cm" svg:x2="9.034cm" svg:y2="3.954cm">
          <text:p/>
        </draw:line>
        <draw:frame draw:style-name="gr5" draw:text-style-name="P6" draw:layer="layout" svg:width="0.633cm" svg:height="0.323cm" svg:x="6.098cm" svg:y="3.458cm">
          <draw:text-box>
            <text:p text:style-name="P4"><text:span text:style-name="T2">9422</text:span></text:p>
          </draw:text-box>
        </draw:frame>
        <draw:polygon draw:style-name="gr6" draw:text-style-name="P7" draw:layer="layout" svg:width="1.561cm" svg:height="0.661cm" svg:x="9.034cm" svg:y="3.293cm" svg:viewBox="0 0 1562 662" draw:points="0,0 1562,0 1562,662 0,662">
          <text:p/>
        </draw:polygon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9.034cm" svg:y1="3.293cm" svg:x2="10.595cm" svg:y2="3.293cm">
          <text:p/>
        </draw:line>
        <draw:line draw:style-name="gr2" draw:text-style-name="P2" draw:layer="layout" svg:x1="9.034cm" svg:y1="3.954cm" svg:x2="10.595cm" svg:y2="3.954cm">
          <text:p/>
        </draw:line>
        <draw:frame draw:style-name="gr5" draw:text-style-name="P6" draw:layer="layout" svg:width="0.633cm" svg:height="0.323cm" svg:x="7.632cm" svg:y="3.458cm">
          <draw:text-box>
            <text:p text:style-name="P4"><text:span text:style-name="T2">2398</text:span></text:p>
          </draw:text-box>
        </draw:frame>
        <draw:polygon draw:style-name="gr6" draw:text-style-name="P7" draw:layer="layout" svg:width="1.614cm" svg:height="0.661cm" svg:x="10.595cm" svg:y="3.293cm" svg:viewBox="0 0 1615 662" draw:points="0,0 1615,0 1615,662 0,662">
          <text:p/>
        </draw:polygon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0.595cm" svg:y1="3.293cm" svg:x2="12.209cm" svg:y2="3.293cm">
          <text:p/>
        </draw:line>
        <draw:line draw:style-name="gr2" draw:text-style-name="P2" draw:layer="layout" svg:x1="10.595cm" svg:y1="3.954cm" svg:x2="12.209cm" svg:y2="3.954cm">
          <text:p/>
        </draw:line>
        <draw:frame draw:style-name="gr5" draw:text-style-name="P6" draw:layer="layout" svg:width="0.281cm" svg:height="0.323cm" svg:x="9.088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3.293cm" svg:viewBox="0 0 2647 662" draw:points="0,0 2647,0 2647,662 0,662">
          <text:p/>
        </draw:polygon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2.209cm" svg:y1="3.293cm" svg:x2="14.855cm" svg:y2="3.293cm">
          <text:p/>
        </draw:line>
        <draw:line draw:style-name="gr2" draw:text-style-name="P2" draw:layer="layout" svg:x1="12.209cm" svg:y1="3.954cm" svg:x2="14.855cm" svg:y2="3.954cm">
          <text:p/>
        </draw:line>
        <draw:frame draw:style-name="gr5" draw:text-style-name="P6" draw:layer="layout" svg:width="0.633cm" svg:height="0.323cm" svg:x="10.649cm" svg:y="3.458cm">
          <draw:text-box>
            <text:p text:style-name="P4"><text:span text:style-name="T2">3079</text:span></text:p>
          </draw:text-box>
        </draw:frame>
        <draw:polygon draw:style-name="gr6" draw:text-style-name="P7" draw:layer="layout" svg:width="2.646cm" svg:height="0.661cm" svg:x="14.855cm" svg:y="3.293cm" svg:viewBox="0 0 2647 662" draw:points="0,0 2647,0 2647,662 0,662">
          <text:p/>
        </draw:polygon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4.855cm" svg:y1="3.293cm" svg:x2="17.501cm" svg:y2="3.293cm">
          <text:p/>
        </draw:line>
        <draw:line draw:style-name="gr2" draw:text-style-name="P2" draw:layer="layout" svg:x1="14.855cm" svg:y1="3.954cm" svg:x2="17.501cm" svg:y2="3.954cm">
          <text:p/>
        </draw:line>
        <draw:frame draw:style-name="gr5" draw:text-style-name="P6" draw:layer="layout" svg:width="0.281cm" svg:height="0.323cm" svg:x="12.263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3.293cm" svg:viewBox="0 0 1377 662" draw:points="0,0 1377,0 1377,662 0,662">
          <text:p/>
        </draw:polygon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8.877cm" svg:y1="3.293cm" svg:x2="18.877cm" svg:y2="3.954cm">
          <text:p/>
        </draw:line>
        <draw:line draw:style-name="gr2" draw:text-style-name="P2" draw:layer="layout" svg:x1="17.501cm" svg:y1="3.293cm" svg:x2="18.877cm" svg:y2="3.293cm">
          <text:p/>
        </draw:line>
        <draw:line draw:style-name="gr2" draw:text-style-name="P2" draw:layer="layout" svg:x1="17.501cm" svg:y1="3.954cm" svg:x2="18.877cm" svg:y2="3.954cm">
          <text:p/>
        </draw:line>
        <draw:frame draw:style-name="gr5" draw:text-style-name="P6" draw:layer="layout" svg:width="0.712cm" svg:height="0.323cm" svg:x="14.908cm" svg:y="3.458cm">
          <draw:text-box>
            <text:p text:style-name="P4"><text:span text:style-name="T2">17,02</text:span></text:p>
          </draw:text-box>
        </draw:frame>
        <draw:polygon draw:style-name="gr6" draw:text-style-name="P7" draw:layer="layout" svg:width="2.09cm" svg:height="0.662cm" svg:x="1.017cm" svg:y="3.954cm" svg:viewBox="0 0 2091 663" draw:points="0,0 2091,0 2091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1.017cm" svg:y1="3.954cm" svg:x2="3.107cm" svg:y2="3.954cm">
          <text:p/>
        </draw:line>
        <draw:line draw:style-name="gr2" draw:text-style-name="P2" draw:layer="layout" svg:x1="1.017cm" svg:y1="4.616cm" svg:x2="3.107cm" svg:y2="4.616cm">
          <text:p/>
        </draw:line>
        <draw:frame draw:style-name="gr5" draw:text-style-name="P6" draw:layer="layout" svg:width="0.633cm" svg:height="0.323cm" svg:x="17.554cm" svg:y="3.458cm">
          <draw:text-box>
            <text:p text:style-name="P4"><text:span text:style-name="T2">1385</text:span></text:p>
          </draw:text-box>
        </draw:frame>
        <draw:polygon draw:style-name="gr6" draw:text-style-name="P7" draw:layer="layout" svg:width="1.535cm" svg:height="0.662cm" svg:x="3.107cm" svg:y="3.954cm" svg:viewBox="0 0 1536 663" draw:points="0,0 1536,0 1536,663 0,663">
          <text:p/>
        </draw:polygon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3.107cm" svg:y1="3.954cm" svg:x2="4.642cm" svg:y2="3.954cm">
          <text:p/>
        </draw:line>
        <draw:line draw:style-name="gr2" draw:text-style-name="P2" draw:layer="layout" svg:x1="3.107cm" svg:y1="4.616cm" svg:x2="4.642cm" svg:y2="4.616cm">
          <text:p/>
        </draw:line>
        <draw:polygon draw:style-name="gr6" draw:text-style-name="P7" draw:layer="layout" svg:width="1.402cm" svg:height="0.662cm" svg:x="4.642cm" svg:y="3.954cm" svg:viewBox="0 0 1403 663" draw:points="0,0 1403,0 1403,663 0,663">
          <text:p/>
        </draw:polygon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4.642cm" svg:y1="3.954cm" svg:x2="6.044cm" svg:y2="3.954cm">
          <text:p/>
        </draw:line>
        <draw:line draw:style-name="gr2" draw:text-style-name="P2" draw:layer="layout" svg:x1="4.642cm" svg:y1="4.616cm" svg:x2="6.044cm" svg:y2="4.616cm">
          <text:p/>
        </draw:line>
        <draw:frame draw:style-name="gr5" draw:text-style-name="P6" draw:layer="layout" svg:width="2.254cm" svg:height="0.323cm" svg:x="1.071cm" svg:y="4.119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2cm" svg:x="6.044cm" svg:y="3.954cm" svg:viewBox="0 0 1536 663" draw:points="0,0 1536,0 1536,663 0,663">
          <text:p/>
        </draw:polygon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6.044cm" svg:y1="3.954cm" svg:x2="7.579cm" svg:y2="3.954cm">
          <text:p/>
        </draw:line>
        <draw:line draw:style-name="gr2" draw:text-style-name="P2" draw:layer="layout" svg:x1="6.044cm" svg:y1="4.616cm" svg:x2="7.579cm" svg:y2="4.616cm">
          <text:p/>
        </draw:line>
        <draw:frame draw:style-name="gr5" draw:text-style-name="P6" draw:layer="layout" svg:width="0.281cm" svg:height="0.323cm" svg:x="4.695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3.954cm" svg:viewBox="0 0 1456 663" draw:points="0,0 1456,0 1456,663 0,663">
          <text:p/>
        </draw:polygon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7.579cm" svg:y1="3.954cm" svg:x2="9.034cm" svg:y2="3.954cm">
          <text:p/>
        </draw:line>
        <draw:line draw:style-name="gr2" draw:text-style-name="P2" draw:layer="layout" svg:x1="7.579cm" svg:y1="4.616cm" svg:x2="9.034cm" svg:y2="4.616cm">
          <text:p/>
        </draw:line>
        <draw:frame draw:style-name="gr5" draw:text-style-name="P6" draw:layer="layout" svg:width="0.633cm" svg:height="0.323cm" svg:x="6.098cm" svg:y="4.119cm">
          <draw:text-box>
            <text:p text:style-name="P4"><text:span text:style-name="T2">9377</text:span></text:p>
          </draw:text-box>
        </draw:frame>
        <draw:polygon draw:style-name="gr6" draw:text-style-name="P7" draw:layer="layout" svg:width="1.561cm" svg:height="0.662cm" svg:x="9.034cm" svg:y="3.954cm" svg:viewBox="0 0 1562 663" draw:points="0,0 1562,0 1562,663 0,663">
          <text:p/>
        </draw:polygon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9.034cm" svg:y1="3.954cm" svg:x2="10.595cm" svg:y2="3.954cm">
          <text:p/>
        </draw:line>
        <draw:line draw:style-name="gr2" draw:text-style-name="P2" draw:layer="layout" svg:x1="9.034cm" svg:y1="4.616cm" svg:x2="10.595cm" svg:y2="4.616cm">
          <text:p/>
        </draw:line>
        <draw:frame draw:style-name="gr5" draw:text-style-name="P6" draw:layer="layout" svg:width="0.633cm" svg:height="0.323cm" svg:x="7.632cm" svg:y="4.119cm">
          <draw:text-box>
            <text:p text:style-name="P4"><text:span text:style-name="T2">2413</text:span></text:p>
          </draw:text-box>
        </draw:frame>
        <draw:polygon draw:style-name="gr6" draw:text-style-name="P7" draw:layer="layout" svg:width="1.614cm" svg:height="0.662cm" svg:x="10.595cm" svg:y="3.954cm" svg:viewBox="0 0 1615 663" draw:points="0,0 1615,0 1615,663 0,663">
          <text:p/>
        </draw:polygon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0.595cm" svg:y1="3.954cm" svg:x2="12.209cm" svg:y2="3.954cm">
          <text:p/>
        </draw:line>
        <draw:line draw:style-name="gr2" draw:text-style-name="P2" draw:layer="layout" svg:x1="10.595cm" svg:y1="4.616cm" svg:x2="12.209cm" svg:y2="4.616cm">
          <text:p/>
        </draw:line>
        <draw:frame draw:style-name="gr5" draw:text-style-name="P6" draw:layer="layout" svg:width="0.281cm" svg:height="0.323cm" svg:x="9.08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3.954cm" svg:viewBox="0 0 2647 663" draw:points="0,0 2647,0 2647,663 0,663">
          <text:p/>
        </draw:polygon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2.209cm" svg:y1="3.954cm" svg:x2="14.855cm" svg:y2="3.954cm">
          <text:p/>
        </draw:line>
        <draw:line draw:style-name="gr2" draw:text-style-name="P2" draw:layer="layout" svg:x1="12.209cm" svg:y1="4.616cm" svg:x2="14.855cm" svg:y2="4.616cm">
          <text:p/>
        </draw:line>
        <draw:frame draw:style-name="gr5" draw:text-style-name="P6" draw:layer="layout" svg:width="0.633cm" svg:height="0.323cm" svg:x="10.649cm" svg:y="4.119cm">
          <draw:text-box>
            <text:p text:style-name="P4"><text:span text:style-name="T2">3079</text:span></text:p>
          </draw:text-box>
        </draw:frame>
        <draw:polygon draw:style-name="gr6" draw:text-style-name="P7" draw:layer="layout" svg:width="2.646cm" svg:height="0.662cm" svg:x="14.855cm" svg:y="3.954cm" svg:viewBox="0 0 2647 663" draw:points="0,0 2647,0 2647,663 0,663">
          <text:p/>
        </draw:polygon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4.855cm" svg:y1="3.954cm" svg:x2="17.501cm" svg:y2="3.954cm">
          <text:p/>
        </draw:line>
        <draw:line draw:style-name="gr2" draw:text-style-name="P2" draw:layer="layout" svg:x1="14.855cm" svg:y1="4.616cm" svg:x2="17.501cm" svg:y2="4.616cm">
          <text:p/>
        </draw:line>
        <draw:frame draw:style-name="gr5" draw:text-style-name="P6" draw:layer="layout" svg:width="0.281cm" svg:height="0.323cm" svg:x="12.263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3.954cm" svg:viewBox="0 0 1377 663" draw:points="0,0 1377,0 1377,663 0,663">
          <text:p/>
        </draw:polygon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8.877cm" svg:y1="3.954cm" svg:x2="18.877cm" svg:y2="4.616cm">
          <text:p/>
        </draw:line>
        <draw:line draw:style-name="gr2" draw:text-style-name="P2" draw:layer="layout" svg:x1="17.501cm" svg:y1="3.954cm" svg:x2="18.877cm" svg:y2="3.954cm">
          <text:p/>
        </draw:line>
        <draw:line draw:style-name="gr2" draw:text-style-name="P2" draw:layer="layout" svg:x1="17.501cm" svg:y1="4.616cm" svg:x2="18.877cm" svg:y2="4.616cm">
          <text:p/>
        </draw:line>
        <draw:frame draw:style-name="gr5" draw:text-style-name="P6" draw:layer="layout" svg:width="0.712cm" svg:height="0.323cm" svg:x="14.908cm" svg:y="4.119cm">
          <draw:text-box>
            <text:p text:style-name="P4"><text:span text:style-name="T2">16,58</text:span></text:p>
          </draw:text-box>
        </draw:frame>
        <draw:polygon draw:style-name="gr6" draw:text-style-name="P7" draw:layer="layout" svg:width="2.09cm" svg:height="0.661cm" svg:x="1.017cm" svg:y="4.616cm" svg:viewBox="0 0 2091 662" draw:points="0,0 2091,0 2091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1.017cm" svg:y1="4.616cm" svg:x2="3.107cm" svg:y2="4.616cm">
          <text:p/>
        </draw:line>
        <draw:line draw:style-name="gr2" draw:text-style-name="P2" draw:layer="layout" svg:x1="1.017cm" svg:y1="5.277cm" svg:x2="3.107cm" svg:y2="5.277cm">
          <text:p/>
        </draw:line>
        <draw:frame draw:style-name="gr5" draw:text-style-name="P6" draw:layer="layout" svg:width="0.633cm" svg:height="0.323cm" svg:x="17.554cm" svg:y="4.119cm">
          <draw:text-box>
            <text:p text:style-name="P4"><text:span text:style-name="T2">1460</text:span></text:p>
          </draw:text-box>
        </draw:frame>
        <draw:polygon draw:style-name="gr6" draw:text-style-name="P7" draw:layer="layout" svg:width="1.535cm" svg:height="0.661cm" svg:x="3.107cm" svg:y="4.616cm" svg:viewBox="0 0 1536 662" draw:points="0,0 1536,0 1536,662 0,662">
          <text:p/>
        </draw:polygon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3.107cm" svg:y1="4.616cm" svg:x2="4.642cm" svg:y2="4.616cm">
          <text:p/>
        </draw:line>
        <draw:line draw:style-name="gr2" draw:text-style-name="P2" draw:layer="layout" svg:x1="3.107cm" svg:y1="5.277cm" svg:x2="4.642cm" svg:y2="5.277cm">
          <text:p/>
        </draw:line>
        <draw:frame draw:style-name="gr5" draw:text-style-name="P6" draw:layer="layout" svg:width="1.499cm" svg:height="0.323cm" svg:x="1.071cm" svg:y="4.781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4.616cm" svg:viewBox="0 0 1403 662" draw:points="0,0 1403,0 1403,662 0,662">
          <text:p/>
        </draw:polygon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4.642cm" svg:y1="4.616cm" svg:x2="6.044cm" svg:y2="4.616cm">
          <text:p/>
        </draw:line>
        <draw:line draw:style-name="gr2" draw:text-style-name="P2" draw:layer="layout" svg:x1="4.642cm" svg:y1="5.277cm" svg:x2="6.044cm" svg:y2="5.277cm">
          <text:p/>
        </draw:line>
        <draw:frame draw:style-name="gr5" draw:text-style-name="P6" draw:layer="layout" svg:width="0.281cm" svg:height="0.323cm" svg:x="3.161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4.616cm" svg:viewBox="0 0 1536 662" draw:points="0,0 1536,0 1536,662 0,662">
          <text:p/>
        </draw:polygon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6.044cm" svg:y1="4.616cm" svg:x2="7.579cm" svg:y2="4.616cm">
          <text:p/>
        </draw:line>
        <draw:line draw:style-name="gr2" draw:text-style-name="P2" draw:layer="layout" svg:x1="6.044cm" svg:y1="5.277cm" svg:x2="7.579cm" svg:y2="5.277cm">
          <text:p/>
        </draw:line>
        <draw:frame draw:style-name="gr5" draw:text-style-name="P6" draw:layer="layout" svg:width="0.281cm" svg:height="0.323cm" svg:x="4.695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4.616cm" svg:viewBox="0 0 1456 662" draw:points="0,0 1456,0 1456,662 0,662">
          <text:p/>
        </draw:polygon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7.579cm" svg:y1="4.616cm" svg:x2="9.034cm" svg:y2="4.616cm">
          <text:p/>
        </draw:line>
        <draw:line draw:style-name="gr2" draw:text-style-name="P2" draw:layer="layout" svg:x1="7.579cm" svg:y1="5.277cm" svg:x2="9.034cm" svg:y2="5.277cm">
          <text:p/>
        </draw:line>
        <draw:frame draw:style-name="gr5" draw:text-style-name="P6" draw:layer="layout" svg:width="0.633cm" svg:height="0.323cm" svg:x="6.098cm" svg:y="4.781cm">
          <draw:text-box>
            <text:p text:style-name="P4"><text:span text:style-name="T2">2693</text:span></text:p>
          </draw:text-box>
        </draw:frame>
        <draw:polygon draw:style-name="gr6" draw:text-style-name="P7" draw:layer="layout" svg:width="1.561cm" svg:height="0.661cm" svg:x="9.034cm" svg:y="4.616cm" svg:viewBox="0 0 1562 662" draw:points="0,0 1562,0 1562,662 0,662">
          <text:p/>
        </draw:polygon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9.034cm" svg:y1="4.616cm" svg:x2="10.595cm" svg:y2="4.616cm">
          <text:p/>
        </draw:line>
        <draw:line draw:style-name="gr2" draw:text-style-name="P2" draw:layer="layout" svg:x1="9.034cm" svg:y1="5.277cm" svg:x2="10.595cm" svg:y2="5.277cm">
          <text:p/>
        </draw:line>
        <draw:frame draw:style-name="gr5" draw:text-style-name="P6" draw:layer="layout" svg:width="0.475cm" svg:height="0.323cm" svg:x="7.632cm" svg:y="4.781cm">
          <draw:text-box>
            <text:p text:style-name="P4"><text:span text:style-name="T2">581</text:span></text:p>
          </draw:text-box>
        </draw:frame>
        <draw:polygon draw:style-name="gr6" draw:text-style-name="P7" draw:layer="layout" svg:width="1.614cm" svg:height="0.661cm" svg:x="10.595cm" svg:y="4.616cm" svg:viewBox="0 0 1615 662" draw:points="0,0 1615,0 1615,662 0,662">
          <text:p/>
        </draw:polygon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0.595cm" svg:y1="4.616cm" svg:x2="12.209cm" svg:y2="4.616cm">
          <text:p/>
        </draw:line>
        <draw:line draw:style-name="gr2" draw:text-style-name="P2" draw:layer="layout" svg:x1="10.595cm" svg:y1="5.277cm" svg:x2="12.209cm" svg:y2="5.277cm">
          <text:p/>
        </draw:line>
        <draw:frame draw:style-name="gr5" draw:text-style-name="P6" draw:layer="layout" svg:width="0.281cm" svg:height="0.323cm" svg:x="9.08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4.616cm" svg:viewBox="0 0 2647 662" draw:points="0,0 2647,0 2647,662 0,662">
          <text:p/>
        </draw:polygon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2.209cm" svg:y1="4.616cm" svg:x2="14.855cm" svg:y2="4.616cm">
          <text:p/>
        </draw:line>
        <draw:line draw:style-name="gr2" draw:text-style-name="P2" draw:layer="layout" svg:x1="12.209cm" svg:y1="5.277cm" svg:x2="14.855cm" svg:y2="5.277cm">
          <text:p/>
        </draw:line>
        <draw:frame draw:style-name="gr5" draw:text-style-name="P6" draw:layer="layout" svg:width="0.475cm" svg:height="0.323cm" svg:x="10.649cm" svg:y="4.781cm">
          <draw:text-box>
            <text:p text:style-name="P4"><text:span text:style-name="T2">883</text:span></text:p>
          </draw:text-box>
        </draw:frame>
        <draw:polygon draw:style-name="gr6" draw:text-style-name="P7" draw:layer="layout" svg:width="2.646cm" svg:height="0.661cm" svg:x="14.855cm" svg:y="4.616cm" svg:viewBox="0 0 2647 662" draw:points="0,0 2647,0 2647,662 0,662">
          <text:p/>
        </draw:polygon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4.855cm" svg:y1="4.616cm" svg:x2="17.501cm" svg:y2="4.616cm">
          <text:p/>
        </draw:line>
        <draw:line draw:style-name="gr2" draw:text-style-name="P2" draw:layer="layout" svg:x1="14.855cm" svg:y1="5.277cm" svg:x2="17.501cm" svg:y2="5.277cm">
          <text:p/>
        </draw:line>
        <draw:frame draw:style-name="gr5" draw:text-style-name="P6" draw:layer="layout" svg:width="0.281cm" svg:height="0.323cm" svg:x="12.263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4.616cm" svg:viewBox="0 0 1377 662" draw:points="0,0 1377,0 1377,662 0,662">
          <text:p/>
        </draw:polygon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8.877cm" svg:y1="4.616cm" svg:x2="18.877cm" svg:y2="5.277cm">
          <text:p/>
        </draw:line>
        <draw:line draw:style-name="gr2" draw:text-style-name="P2" draw:layer="layout" svg:x1="17.501cm" svg:y1="4.616cm" svg:x2="18.877cm" svg:y2="4.616cm">
          <text:p/>
        </draw:line>
        <draw:line draw:style-name="gr2" draw:text-style-name="P2" draw:layer="layout" svg:x1="17.501cm" svg:y1="5.277cm" svg:x2="18.877cm" svg:y2="5.277cm">
          <text:p/>
        </draw:line>
        <draw:frame draw:style-name="gr5" draw:text-style-name="P6" draw:layer="layout" svg:width="0.554cm" svg:height="0.323cm" svg:x="14.908cm" svg:y="4.781cm">
          <draw:text-box>
            <text:p text:style-name="P4"><text:span text:style-name="T2">4,95</text:span></text:p>
          </draw:text-box>
        </draw:frame>
        <draw:polygon draw:style-name="gr6" draw:text-style-name="P7" draw:layer="layout" svg:width="2.09cm" svg:height="0.662cm" svg:x="1.017cm" svg:y="5.277cm" svg:viewBox="0 0 2091 663" draw:points="0,0 2091,0 2091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1.017cm" svg:y1="5.277cm" svg:x2="3.107cm" svg:y2="5.277cm">
          <text:p/>
        </draw:line>
        <draw:line draw:style-name="gr2" draw:text-style-name="P2" draw:layer="layout" svg:x1="1.017cm" svg:y1="5.939cm" svg:x2="3.107cm" svg:y2="5.939cm">
          <text:p/>
        </draw:line>
        <draw:frame draw:style-name="gr5" draw:text-style-name="P6" draw:layer="layout" svg:width="0.475cm" svg:height="0.323cm" svg:x="17.554cm" svg:y="4.781cm">
          <draw:text-box>
            <text:p text:style-name="P4"><text:span text:style-name="T2">409</text:span></text:p>
          </draw:text-box>
        </draw:frame>
        <draw:polygon draw:style-name="gr6" draw:text-style-name="P7" draw:layer="layout" svg:width="1.535cm" svg:height="0.662cm" svg:x="3.107cm" svg:y="5.277cm" svg:viewBox="0 0 1536 663" draw:points="0,0 1536,0 1536,663 0,663">
          <text:p/>
        </draw:polygon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3.107cm" svg:y1="5.277cm" svg:x2="4.642cm" svg:y2="5.277cm">
          <text:p/>
        </draw:line>
        <draw:line draw:style-name="gr2" draw:text-style-name="P2" draw:layer="layout" svg:x1="3.107cm" svg:y1="5.939cm" svg:x2="4.642cm" svg:y2="5.939cm">
          <text:p/>
        </draw:line>
        <draw:polygon draw:style-name="gr6" draw:text-style-name="P7" draw:layer="layout" svg:width="1.402cm" svg:height="0.662cm" svg:x="4.642cm" svg:y="5.277cm" svg:viewBox="0 0 1403 663" draw:points="0,0 1403,0 1403,663 0,663">
          <text:p/>
        </draw:polygon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4.642cm" svg:y1="5.277cm" svg:x2="6.044cm" svg:y2="5.277cm">
          <text:p/>
        </draw:line>
        <draw:line draw:style-name="gr2" draw:text-style-name="P2" draw:layer="layout" svg:x1="4.642cm" svg:y1="5.939cm" svg:x2="6.044cm" svg:y2="5.939cm">
          <text:p/>
        </draw:line>
        <draw:frame draw:style-name="gr5" draw:text-style-name="P6" draw:layer="layout" svg:width="2.174cm" svg:height="0.323cm" svg:x="1.071cm" svg:y="5.442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2cm" svg:x="6.044cm" svg:y="5.277cm" svg:viewBox="0 0 1536 663" draw:points="0,0 1536,0 1536,663 0,663">
          <text:p/>
        </draw:polygon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6.044cm" svg:y1="5.277cm" svg:x2="7.579cm" svg:y2="5.277cm">
          <text:p/>
        </draw:line>
        <draw:line draw:style-name="gr2" draw:text-style-name="P2" draw:layer="layout" svg:x1="6.044cm" svg:y1="5.939cm" svg:x2="7.579cm" svg:y2="5.939cm">
          <text:p/>
        </draw:line>
        <draw:frame draw:style-name="gr5" draw:text-style-name="P6" draw:layer="layout" svg:width="0.281cm" svg:height="0.323cm" svg:x="4.695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5.277cm" svg:viewBox="0 0 1456 663" draw:points="0,0 1456,0 1456,663 0,663">
          <text:p/>
        </draw:polygon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7.579cm" svg:y1="5.277cm" svg:x2="9.034cm" svg:y2="5.277cm">
          <text:p/>
        </draw:line>
        <draw:line draw:style-name="gr2" draw:text-style-name="P2" draw:layer="layout" svg:x1="7.579cm" svg:y1="5.939cm" svg:x2="9.034cm" svg:y2="5.939cm">
          <text:p/>
        </draw:line>
        <draw:frame draw:style-name="gr5" draw:text-style-name="P6" draw:layer="layout" svg:width="0.633cm" svg:height="0.323cm" svg:x="6.098cm" svg:y="5.442cm">
          <draw:text-box>
            <text:p text:style-name="P4"><text:span text:style-name="T2">4151</text:span></text:p>
          </draw:text-box>
        </draw:frame>
        <draw:polygon draw:style-name="gr6" draw:text-style-name="P7" draw:layer="layout" svg:width="1.561cm" svg:height="0.662cm" svg:x="9.034cm" svg:y="5.277cm" svg:viewBox="0 0 1562 663" draw:points="0,0 1562,0 1562,663 0,663">
          <text:p/>
        </draw:polygon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9.034cm" svg:y1="5.277cm" svg:x2="10.595cm" svg:y2="5.277cm">
          <text:p/>
        </draw:line>
        <draw:line draw:style-name="gr2" draw:text-style-name="P2" draw:layer="layout" svg:x1="9.034cm" svg:y1="5.939cm" svg:x2="10.595cm" svg:y2="5.939cm">
          <text:p/>
        </draw:line>
        <draw:frame draw:style-name="gr5" draw:text-style-name="P6" draw:layer="layout" svg:width="0.475cm" svg:height="0.323cm" svg:x="7.632cm" svg:y="5.442cm">
          <draw:text-box>
            <text:p text:style-name="P4"><text:span text:style-name="T2">985</text:span></text:p>
          </draw:text-box>
        </draw:frame>
        <draw:polygon draw:style-name="gr6" draw:text-style-name="P7" draw:layer="layout" svg:width="1.614cm" svg:height="0.662cm" svg:x="10.595cm" svg:y="5.277cm" svg:viewBox="0 0 1615 663" draw:points="0,0 1615,0 1615,663 0,663">
          <text:p/>
        </draw:polygon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0.595cm" svg:y1="5.277cm" svg:x2="12.209cm" svg:y2="5.277cm">
          <text:p/>
        </draw:line>
        <draw:line draw:style-name="gr2" draw:text-style-name="P2" draw:layer="layout" svg:x1="10.595cm" svg:y1="5.939cm" svg:x2="12.209cm" svg:y2="5.939cm">
          <text:p/>
        </draw:line>
        <draw:frame draw:style-name="gr5" draw:text-style-name="P6" draw:layer="layout" svg:width="0.281cm" svg:height="0.323cm" svg:x="9.08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5.277cm" svg:viewBox="0 0 2647 663" draw:points="0,0 2647,0 2647,663 0,663">
          <text:p/>
        </draw:polygon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2.209cm" svg:y1="5.277cm" svg:x2="14.855cm" svg:y2="5.277cm">
          <text:p/>
        </draw:line>
        <draw:line draw:style-name="gr2" draw:text-style-name="P2" draw:layer="layout" svg:x1="12.209cm" svg:y1="5.939cm" svg:x2="14.855cm" svg:y2="5.939cm">
          <text:p/>
        </draw:line>
        <draw:frame draw:style-name="gr5" draw:text-style-name="P6" draw:layer="layout" svg:width="0.633cm" svg:height="0.323cm" svg:x="10.649cm" svg:y="5.442cm">
          <draw:text-box>
            <text:p text:style-name="P4"><text:span text:style-name="T2">1319</text:span></text:p>
          </draw:text-box>
        </draw:frame>
        <draw:polygon draw:style-name="gr6" draw:text-style-name="P7" draw:layer="layout" svg:width="2.646cm" svg:height="0.662cm" svg:x="14.855cm" svg:y="5.277cm" svg:viewBox="0 0 2647 663" draw:points="0,0 2647,0 2647,663 0,663">
          <text:p/>
        </draw:polygon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4.855cm" svg:y1="5.277cm" svg:x2="17.501cm" svg:y2="5.277cm">
          <text:p/>
        </draw:line>
        <draw:line draw:style-name="gr2" draw:text-style-name="P2" draw:layer="layout" svg:x1="14.855cm" svg:y1="5.939cm" svg:x2="17.501cm" svg:y2="5.939cm">
          <text:p/>
        </draw:line>
        <draw:frame draw:style-name="gr5" draw:text-style-name="P6" draw:layer="layout" svg:width="0.281cm" svg:height="0.323cm" svg:x="12.263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5.277cm" svg:viewBox="0 0 1377 663" draw:points="0,0 1377,0 1377,663 0,663">
          <text:p/>
        </draw:polygon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8.877cm" svg:y1="5.277cm" svg:x2="18.877cm" svg:y2="5.939cm">
          <text:p/>
        </draw:line>
        <draw:line draw:style-name="gr2" draw:text-style-name="P2" draw:layer="layout" svg:x1="17.501cm" svg:y1="5.277cm" svg:x2="18.877cm" svg:y2="5.277cm">
          <text:p/>
        </draw:line>
        <draw:line draw:style-name="gr2" draw:text-style-name="P2" draw:layer="layout" svg:x1="17.501cm" svg:y1="5.939cm" svg:x2="18.877cm" svg:y2="5.939cm">
          <text:p/>
        </draw:line>
        <draw:frame draw:style-name="gr5" draw:text-style-name="P6" draw:layer="layout" svg:width="0.554cm" svg:height="0.323cm" svg:x="14.908cm" svg:y="5.442cm">
          <draw:text-box>
            <text:p text:style-name="P4"><text:span text:style-name="T2">7,08</text:span></text:p>
          </draw:text-box>
        </draw:frame>
        <draw:polygon draw:style-name="gr6" draw:text-style-name="P7" draw:layer="layout" svg:width="2.09cm" svg:height="0.661cm" svg:x="1.017cm" svg:y="5.939cm" svg:viewBox="0 0 2091 662" draw:points="0,0 2091,0 2091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1.017cm" svg:y1="5.939cm" svg:x2="3.107cm" svg:y2="5.939cm">
          <text:p/>
        </draw:line>
        <draw:line draw:style-name="gr2" draw:text-style-name="P2" draw:layer="layout" svg:x1="1.017cm" svg:y1="6.6cm" svg:x2="3.107cm" svg:y2="6.6cm">
          <text:p/>
        </draw:line>
        <draw:frame draw:style-name="gr5" draw:text-style-name="P6" draw:layer="layout" svg:width="0.475cm" svg:height="0.323cm" svg:x="17.554cm" svg:y="5.442cm">
          <draw:text-box>
            <text:p text:style-name="P4"><text:span text:style-name="T2">586</text:span></text:p>
          </draw:text-box>
        </draw:frame>
        <draw:polygon draw:style-name="gr6" draw:text-style-name="P7" draw:layer="layout" svg:width="1.535cm" svg:height="0.661cm" svg:x="3.107cm" svg:y="5.939cm" svg:viewBox="0 0 1536 662" draw:points="0,0 1536,0 1536,662 0,662">
          <text:p/>
        </draw:polygon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3.107cm" svg:y1="5.939cm" svg:x2="4.642cm" svg:y2="5.939cm">
          <text:p/>
        </draw:line>
        <draw:line draw:style-name="gr2" draw:text-style-name="P2" draw:layer="layout" svg:x1="3.107cm" svg:y1="6.6cm" svg:x2="4.642cm" svg:y2="6.6cm">
          <text:p/>
        </draw:line>
        <draw:frame draw:style-name="gr5" draw:text-style-name="P6" draw:layer="layout" svg:width="1.827cm" svg:height="0.323cm" svg:x="1.071cm" svg:y="6.104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1cm" svg:x="4.642cm" svg:y="5.939cm" svg:viewBox="0 0 1403 662" draw:points="0,0 1403,0 1403,662 0,662">
          <text:p/>
        </draw:polygon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4.642cm" svg:y1="5.939cm" svg:x2="6.044cm" svg:y2="5.939cm">
          <text:p/>
        </draw:line>
        <draw:line draw:style-name="gr2" draw:text-style-name="P2" draw:layer="layout" svg:x1="4.642cm" svg:y1="6.6cm" svg:x2="6.044cm" svg:y2="6.6cm">
          <text:p/>
        </draw:line>
        <draw:frame draw:style-name="gr5" draw:text-style-name="P6" draw:layer="layout" svg:width="0.281cm" svg:height="0.323cm" svg:x="3.161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5.939cm" svg:viewBox="0 0 1536 662" draw:points="0,0 1536,0 1536,662 0,662">
          <text:p/>
        </draw:polygon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6.044cm" svg:y1="5.939cm" svg:x2="7.579cm" svg:y2="5.939cm">
          <text:p/>
        </draw:line>
        <draw:line draw:style-name="gr2" draw:text-style-name="P2" draw:layer="layout" svg:x1="6.044cm" svg:y1="6.6cm" svg:x2="7.579cm" svg:y2="6.6cm">
          <text:p/>
        </draw:line>
        <draw:frame draw:style-name="gr5" draw:text-style-name="P6" draw:layer="layout" svg:width="0.281cm" svg:height="0.323cm" svg:x="4.695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5.939cm" svg:viewBox="0 0 1456 662" draw:points="0,0 1456,0 1456,662 0,662">
          <text:p/>
        </draw:polygon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7.579cm" svg:y1="5.939cm" svg:x2="9.034cm" svg:y2="5.939cm">
          <text:p/>
        </draw:line>
        <draw:line draw:style-name="gr2" draw:text-style-name="P2" draw:layer="layout" svg:x1="7.579cm" svg:y1="6.6cm" svg:x2="9.034cm" svg:y2="6.6cm">
          <text:p/>
        </draw:line>
        <draw:frame draw:style-name="gr5" draw:text-style-name="P6" draw:layer="layout" svg:width="0.633cm" svg:height="0.323cm" svg:x="6.098cm" svg:y="6.104cm">
          <draw:text-box>
            <text:p text:style-name="P4"><text:span text:style-name="T2">9479</text:span></text:p>
          </draw:text-box>
        </draw:frame>
        <draw:polygon draw:style-name="gr6" draw:text-style-name="P7" draw:layer="layout" svg:width="1.561cm" svg:height="0.661cm" svg:x="9.034cm" svg:y="5.939cm" svg:viewBox="0 0 1562 662" draw:points="0,0 1562,0 1562,662 0,662">
          <text:p/>
        </draw:polygon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9.034cm" svg:y1="5.939cm" svg:x2="10.595cm" svg:y2="5.939cm">
          <text:p/>
        </draw:line>
        <draw:line draw:style-name="gr2" draw:text-style-name="P2" draw:layer="layout" svg:x1="9.034cm" svg:y1="6.6cm" svg:x2="10.595cm" svg:y2="6.6cm">
          <text:p/>
        </draw:line>
        <draw:frame draw:style-name="gr5" draw:text-style-name="P6" draw:layer="layout" svg:width="0.633cm" svg:height="0.323cm" svg:x="7.632cm" svg:y="6.104cm">
          <draw:text-box>
            <text:p text:style-name="P4"><text:span text:style-name="T2">2383</text:span></text:p>
          </draw:text-box>
        </draw:frame>
        <draw:polygon draw:style-name="gr6" draw:text-style-name="P7" draw:layer="layout" svg:width="1.614cm" svg:height="0.661cm" svg:x="10.595cm" svg:y="5.939cm" svg:viewBox="0 0 1615 662" draw:points="0,0 1615,0 1615,662 0,662">
          <text:p/>
        </draw:polygon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0.595cm" svg:y1="5.939cm" svg:x2="12.209cm" svg:y2="5.939cm">
          <text:p/>
        </draw:line>
        <draw:line draw:style-name="gr2" draw:text-style-name="P2" draw:layer="layout" svg:x1="10.595cm" svg:y1="6.6cm" svg:x2="12.209cm" svg:y2="6.6cm">
          <text:p/>
        </draw:line>
        <draw:frame draw:style-name="gr5" draw:text-style-name="P6" draw:layer="layout" svg:width="0.281cm" svg:height="0.323cm" svg:x="9.088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5.939cm" svg:viewBox="0 0 2647 662" draw:points="0,0 2647,0 2647,662 0,662">
          <text:p/>
        </draw:polygon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2.209cm" svg:y1="5.939cm" svg:x2="14.855cm" svg:y2="5.939cm">
          <text:p/>
        </draw:line>
        <draw:line draw:style-name="gr2" draw:text-style-name="P2" draw:layer="layout" svg:x1="12.209cm" svg:y1="6.6cm" svg:x2="14.855cm" svg:y2="6.6cm">
          <text:p/>
        </draw:line>
        <draw:frame draw:style-name="gr5" draw:text-style-name="P6" draw:layer="layout" svg:width="0.633cm" svg:height="0.323cm" svg:x="10.649cm" svg:y="6.104cm">
          <draw:text-box>
            <text:p text:style-name="P4"><text:span text:style-name="T2">3080</text:span></text:p>
          </draw:text-box>
        </draw:frame>
        <draw:polygon draw:style-name="gr6" draw:text-style-name="P7" draw:layer="layout" svg:width="2.646cm" svg:height="0.661cm" svg:x="14.855cm" svg:y="5.939cm" svg:viewBox="0 0 2647 662" draw:points="0,0 2647,0 2647,662 0,662">
          <text:p/>
        </draw:polygon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4.855cm" svg:y1="5.939cm" svg:x2="17.501cm" svg:y2="5.939cm">
          <text:p/>
        </draw:line>
        <draw:line draw:style-name="gr2" draw:text-style-name="P2" draw:layer="layout" svg:x1="14.855cm" svg:y1="6.6cm" svg:x2="17.501cm" svg:y2="6.6cm">
          <text:p/>
        </draw:line>
        <draw:frame draw:style-name="gr5" draw:text-style-name="P6" draw:layer="layout" svg:width="0.281cm" svg:height="0.323cm" svg:x="12.263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5.939cm" svg:viewBox="0 0 1377 662" draw:points="0,0 1377,0 1377,662 0,662">
          <text:p/>
        </draw:polygon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8.877cm" svg:y1="5.939cm" svg:x2="18.877cm" svg:y2="6.6cm">
          <text:p/>
        </draw:line>
        <draw:line draw:style-name="gr2" draw:text-style-name="P2" draw:layer="layout" svg:x1="17.501cm" svg:y1="5.939cm" svg:x2="18.877cm" svg:y2="5.939cm">
          <text:p/>
        </draw:line>
        <draw:line draw:style-name="gr2" draw:text-style-name="P2" draw:layer="layout" svg:x1="17.501cm" svg:y1="6.6cm" svg:x2="18.877cm" svg:y2="6.6cm">
          <text:p/>
        </draw:line>
        <draw:frame draw:style-name="gr5" draw:text-style-name="P6" draw:layer="layout" svg:width="0.712cm" svg:height="0.323cm" svg:x="14.908cm" svg:y="6.104cm">
          <draw:text-box>
            <text:p text:style-name="P4"><text:span text:style-name="T2">16,96</text:span></text:p>
          </draw:text-box>
        </draw:frame>
        <draw:polygon draw:style-name="gr6" draw:text-style-name="P7" draw:layer="layout" svg:width="2.09cm" svg:height="0.661cm" svg:x="1.017cm" svg:y="6.6cm" svg:viewBox="0 0 2091 662" draw:points="0,0 2091,0 2091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1.017cm" svg:y1="6.6cm" svg:x2="3.107cm" svg:y2="6.6cm">
          <text:p/>
        </draw:line>
        <draw:line draw:style-name="gr2" draw:text-style-name="P2" draw:layer="layout" svg:x1="1.017cm" svg:y1="7.261cm" svg:x2="3.107cm" svg:y2="7.261cm">
          <text:p/>
        </draw:line>
        <draw:frame draw:style-name="gr5" draw:text-style-name="P6" draw:layer="layout" svg:width="0.633cm" svg:height="0.323cm" svg:x="17.554cm" svg:y="6.104cm">
          <draw:text-box>
            <text:p text:style-name="P4"><text:span text:style-name="T2">1364</text:span></text:p>
          </draw:text-box>
        </draw:frame>
        <draw:polygon draw:style-name="gr6" draw:text-style-name="P7" draw:layer="layout" svg:width="1.535cm" svg:height="0.661cm" svg:x="3.107cm" svg:y="6.6cm" svg:viewBox="0 0 1536 662" draw:points="0,0 1536,0 1536,662 0,662">
          <text:p/>
        </draw:polygon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3.107cm" svg:y1="6.6cm" svg:x2="4.642cm" svg:y2="6.6cm">
          <text:p/>
        </draw:line>
        <draw:line draw:style-name="gr2" draw:text-style-name="P2" draw:layer="layout" svg:x1="3.107cm" svg:y1="7.261cm" svg:x2="4.642cm" svg:y2="7.261cm">
          <text:p/>
        </draw:line>
        <draw:polygon draw:style-name="gr6" draw:text-style-name="P7" draw:layer="layout" svg:width="1.402cm" svg:height="0.661cm" svg:x="4.642cm" svg:y="6.6cm" svg:viewBox="0 0 1403 662" draw:points="0,0 1403,0 1403,662 0,662">
          <text:p/>
        </draw:polygon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4.642cm" svg:y1="6.6cm" svg:x2="6.044cm" svg:y2="6.6cm">
          <text:p/>
        </draw:line>
        <draw:line draw:style-name="gr2" draw:text-style-name="P2" draw:layer="layout" svg:x1="4.642cm" svg:y1="7.261cm" svg:x2="6.044cm" svg:y2="7.261cm">
          <text:p/>
        </draw:line>
        <draw:frame draw:style-name="gr5" draw:text-style-name="P6" draw:layer="layout" svg:width="2.174cm" svg:height="0.323cm" svg:x="1.071cm" svg:y="6.765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6.6cm" svg:viewBox="0 0 1536 662" draw:points="0,0 1536,0 1536,662 0,662">
          <text:p/>
        </draw:polygon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6.044cm" svg:y1="6.6cm" svg:x2="7.579cm" svg:y2="6.6cm">
          <text:p/>
        </draw:line>
        <draw:line draw:style-name="gr2" draw:text-style-name="P2" draw:layer="layout" svg:x1="6.044cm" svg:y1="7.261cm" svg:x2="7.579cm" svg:y2="7.261cm">
          <text:p/>
        </draw:line>
        <draw:frame draw:style-name="gr5" draw:text-style-name="P6" draw:layer="layout" svg:width="0.281cm" svg:height="0.323cm" svg:x="4.695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6.6cm" svg:viewBox="0 0 1456 662" draw:points="0,0 1456,0 1456,662 0,662">
          <text:p/>
        </draw:polygon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7.579cm" svg:y1="6.6cm" svg:x2="9.034cm" svg:y2="6.6cm">
          <text:p/>
        </draw:line>
        <draw:line draw:style-name="gr2" draw:text-style-name="P2" draw:layer="layout" svg:x1="7.579cm" svg:y1="7.261cm" svg:x2="9.034cm" svg:y2="7.261cm">
          <text:p/>
        </draw:line>
        <draw:frame draw:style-name="gr5" draw:text-style-name="P6" draw:layer="layout" svg:width="0.633cm" svg:height="0.323cm" svg:x="6.098cm" svg:y="6.765cm">
          <draw:text-box>
            <text:p text:style-name="P4"><text:span text:style-name="T2">9417</text:span></text:p>
          </draw:text-box>
        </draw:frame>
        <draw:polygon draw:style-name="gr6" draw:text-style-name="P7" draw:layer="layout" svg:width="1.561cm" svg:height="0.661cm" svg:x="9.034cm" svg:y="6.6cm" svg:viewBox="0 0 1562 662" draw:points="0,0 1562,0 1562,662 0,662">
          <text:p/>
        </draw:polygon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9.034cm" svg:y1="6.6cm" svg:x2="10.595cm" svg:y2="6.6cm">
          <text:p/>
        </draw:line>
        <draw:line draw:style-name="gr2" draw:text-style-name="P2" draw:layer="layout" svg:x1="9.034cm" svg:y1="7.261cm" svg:x2="10.595cm" svg:y2="7.261cm">
          <text:p/>
        </draw:line>
        <draw:frame draw:style-name="gr5" draw:text-style-name="P6" draw:layer="layout" svg:width="0.633cm" svg:height="0.323cm" svg:x="7.632cm" svg:y="6.765cm">
          <draw:text-box>
            <text:p text:style-name="P4"><text:span text:style-name="T2">2433</text:span></text:p>
          </draw:text-box>
        </draw:frame>
        <draw:polygon draw:style-name="gr6" draw:text-style-name="P7" draw:layer="layout" svg:width="1.614cm" svg:height="0.661cm" svg:x="10.595cm" svg:y="6.6cm" svg:viewBox="0 0 1615 662" draw:points="0,0 1615,0 1615,662 0,662">
          <text:p/>
        </draw:polygon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0.595cm" svg:y1="6.6cm" svg:x2="12.209cm" svg:y2="6.6cm">
          <text:p/>
        </draw:line>
        <draw:line draw:style-name="gr2" draw:text-style-name="P2" draw:layer="layout" svg:x1="10.595cm" svg:y1="7.261cm" svg:x2="12.209cm" svg:y2="7.261cm">
          <text:p/>
        </draw:line>
        <draw:frame draw:style-name="gr5" draw:text-style-name="P6" draw:layer="layout" svg:width="0.281cm" svg:height="0.323cm" svg:x="9.08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6.6cm" svg:viewBox="0 0 2647 662" draw:points="0,0 2647,0 2647,662 0,662">
          <text:p/>
        </draw:polygon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2.209cm" svg:y1="6.6cm" svg:x2="14.855cm" svg:y2="6.6cm">
          <text:p/>
        </draw:line>
        <draw:line draw:style-name="gr2" draw:text-style-name="P2" draw:layer="layout" svg:x1="12.209cm" svg:y1="7.261cm" svg:x2="14.855cm" svg:y2="7.261cm">
          <text:p/>
        </draw:line>
        <draw:frame draw:style-name="gr5" draw:text-style-name="P6" draw:layer="layout" svg:width="0.633cm" svg:height="0.323cm" svg:x="10.649cm" svg:y="6.765cm">
          <draw:text-box>
            <text:p text:style-name="P4"><text:span text:style-name="T2">3085</text:span></text:p>
          </draw:text-box>
        </draw:frame>
        <draw:polygon draw:style-name="gr6" draw:text-style-name="P7" draw:layer="layout" svg:width="2.646cm" svg:height="0.661cm" svg:x="14.855cm" svg:y="6.6cm" svg:viewBox="0 0 2647 662" draw:points="0,0 2647,0 2647,662 0,662">
          <text:p/>
        </draw:polygon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4.855cm" svg:y1="6.6cm" svg:x2="17.501cm" svg:y2="6.6cm">
          <text:p/>
        </draw:line>
        <draw:line draw:style-name="gr2" draw:text-style-name="P2" draw:layer="layout" svg:x1="14.855cm" svg:y1="7.261cm" svg:x2="17.501cm" svg:y2="7.261cm">
          <text:p/>
        </draw:line>
        <draw:frame draw:style-name="gr5" draw:text-style-name="P6" draw:layer="layout" svg:width="0.281cm" svg:height="0.323cm" svg:x="12.263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6.6cm" svg:viewBox="0 0 1377 662" draw:points="0,0 1377,0 1377,662 0,662">
          <text:p/>
        </draw:polygon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8.877cm" svg:y1="6.6cm" svg:x2="18.877cm" svg:y2="7.261cm">
          <text:p/>
        </draw:line>
        <draw:line draw:style-name="gr2" draw:text-style-name="P2" draw:layer="layout" svg:x1="17.501cm" svg:y1="6.6cm" svg:x2="18.877cm" svg:y2="6.6cm">
          <text:p/>
        </draw:line>
        <draw:line draw:style-name="gr2" draw:text-style-name="P2" draw:layer="layout" svg:x1="17.501cm" svg:y1="7.261cm" svg:x2="18.877cm" svg:y2="7.261cm">
          <text:p/>
        </draw:line>
        <draw:frame draw:style-name="gr5" draw:text-style-name="P6" draw:layer="layout" svg:width="0.712cm" svg:height="0.323cm" svg:x="14.908cm" svg:y="6.765cm">
          <draw:text-box>
            <text:p text:style-name="P4"><text:span text:style-name="T2">16,42</text:span></text:p>
          </draw:text-box>
        </draw:frame>
        <draw:polygon draw:style-name="gr6" draw:text-style-name="P7" draw:layer="layout" svg:width="2.09cm" svg:height="0.662cm" svg:x="1.017cm" svg:y="7.261cm" svg:viewBox="0 0 2091 663" draw:points="0,0 2091,0 2091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1.017cm" svg:y1="7.261cm" svg:x2="3.107cm" svg:y2="7.261cm">
          <text:p/>
        </draw:line>
        <draw:line draw:style-name="gr2" draw:text-style-name="P2" draw:layer="layout" svg:x1="1.017cm" svg:y1="7.923cm" svg:x2="3.107cm" svg:y2="7.923cm">
          <text:p/>
        </draw:line>
        <draw:frame draw:style-name="gr5" draw:text-style-name="P6" draw:layer="layout" svg:width="0.633cm" svg:height="0.323cm" svg:x="17.554cm" svg:y="6.765cm">
          <draw:text-box>
            <text:p text:style-name="P4"><text:span text:style-name="T2">1365</text:span></text:p>
          </draw:text-box>
        </draw:frame>
        <draw:polygon draw:style-name="gr6" draw:text-style-name="P7" draw:layer="layout" svg:width="1.535cm" svg:height="0.662cm" svg:x="3.107cm" svg:y="7.261cm" svg:viewBox="0 0 1536 663" draw:points="0,0 1536,0 1536,663 0,663">
          <text:p/>
        </draw:polygon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3.107cm" svg:y1="7.261cm" svg:x2="4.642cm" svg:y2="7.261cm">
          <text:p/>
        </draw:line>
        <draw:line draw:style-name="gr2" draw:text-style-name="P2" draw:layer="layout" svg:x1="3.107cm" svg:y1="7.923cm" svg:x2="4.642cm" svg:y2="7.923cm">
          <text:p/>
        </draw:line>
        <draw:frame draw:style-name="gr5" draw:text-style-name="P6" draw:layer="layout" svg:width="1.827cm" svg:height="0.323cm" svg:x="1.071cm" svg:y="7.426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7.261cm" svg:viewBox="0 0 1403 663" draw:points="0,0 1403,0 1403,663 0,663">
          <text:p/>
        </draw:polygon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4.642cm" svg:y1="7.261cm" svg:x2="6.044cm" svg:y2="7.261cm">
          <text:p/>
        </draw:line>
        <draw:line draw:style-name="gr2" draw:text-style-name="P2" draw:layer="layout" svg:x1="4.642cm" svg:y1="7.923cm" svg:x2="6.044cm" svg:y2="7.923cm">
          <text:p/>
        </draw:line>
        <draw:frame draw:style-name="gr5" draw:text-style-name="P6" draw:layer="layout" svg:width="0.281cm" svg:height="0.323cm" svg:x="3.161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7.261cm" svg:viewBox="0 0 1536 663" draw:points="0,0 1536,0 1536,663 0,663">
          <text:p/>
        </draw:polygon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6.044cm" svg:y1="7.261cm" svg:x2="7.579cm" svg:y2="7.261cm">
          <text:p/>
        </draw:line>
        <draw:line draw:style-name="gr2" draw:text-style-name="P2" draw:layer="layout" svg:x1="6.044cm" svg:y1="7.923cm" svg:x2="7.579cm" svg:y2="7.923cm">
          <text:p/>
        </draw:line>
        <draw:frame draw:style-name="gr5" draw:text-style-name="P6" draw:layer="layout" svg:width="0.281cm" svg:height="0.323cm" svg:x="4.695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7.261cm" svg:viewBox="0 0 1456 663" draw:points="0,0 1456,0 1456,663 0,663">
          <text:p/>
        </draw:polygon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7.579cm" svg:y1="7.261cm" svg:x2="9.034cm" svg:y2="7.261cm">
          <text:p/>
        </draw:line>
        <draw:line draw:style-name="gr2" draw:text-style-name="P2" draw:layer="layout" svg:x1="7.579cm" svg:y1="7.923cm" svg:x2="9.034cm" svg:y2="7.923cm">
          <text:p/>
        </draw:line>
        <draw:frame draw:style-name="gr5" draw:text-style-name="P6" draw:layer="layout" svg:width="0.633cm" svg:height="0.323cm" svg:x="6.098cm" svg:y="7.426cm">
          <draw:text-box>
            <text:p text:style-name="P4"><text:span text:style-name="T2">9464</text:span></text:p>
          </draw:text-box>
        </draw:frame>
        <draw:polygon draw:style-name="gr6" draw:text-style-name="P7" draw:layer="layout" svg:width="1.561cm" svg:height="0.662cm" svg:x="9.034cm" svg:y="7.261cm" svg:viewBox="0 0 1562 663" draw:points="0,0 1562,0 1562,663 0,663">
          <text:p/>
        </draw:polygon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9.034cm" svg:y1="7.261cm" svg:x2="10.595cm" svg:y2="7.261cm">
          <text:p/>
        </draw:line>
        <draw:line draw:style-name="gr2" draw:text-style-name="P2" draw:layer="layout" svg:x1="9.034cm" svg:y1="7.923cm" svg:x2="10.595cm" svg:y2="7.923cm">
          <text:p/>
        </draw:line>
        <draw:frame draw:style-name="gr5" draw:text-style-name="P6" draw:layer="layout" svg:width="0.633cm" svg:height="0.323cm" svg:x="7.632cm" svg:y="7.426cm">
          <draw:text-box>
            <text:p text:style-name="P4"><text:span text:style-name="T2">2280</text:span></text:p>
          </draw:text-box>
        </draw:frame>
        <draw:polygon draw:style-name="gr6" draw:text-style-name="P7" draw:layer="layout" svg:width="1.614cm" svg:height="0.662cm" svg:x="10.595cm" svg:y="7.261cm" svg:viewBox="0 0 1615 663" draw:points="0,0 1615,0 1615,663 0,663">
          <text:p/>
        </draw:polygon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0.595cm" svg:y1="7.261cm" svg:x2="12.209cm" svg:y2="7.261cm">
          <text:p/>
        </draw:line>
        <draw:line draw:style-name="gr2" draw:text-style-name="P2" draw:layer="layout" svg:x1="10.595cm" svg:y1="7.923cm" svg:x2="12.209cm" svg:y2="7.923cm">
          <text:p/>
        </draw:line>
        <draw:frame draw:style-name="gr5" draw:text-style-name="P6" draw:layer="layout" svg:width="0.281cm" svg:height="0.323cm" svg:x="9.088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7.261cm" svg:viewBox="0 0 2647 663" draw:points="0,0 2647,0 2647,663 0,663">
          <text:p/>
        </draw:polygon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2.209cm" svg:y1="7.261cm" svg:x2="14.855cm" svg:y2="7.261cm">
          <text:p/>
        </draw:line>
        <draw:line draw:style-name="gr2" draw:text-style-name="P2" draw:layer="layout" svg:x1="12.209cm" svg:y1="7.923cm" svg:x2="14.855cm" svg:y2="7.923cm">
          <text:p/>
        </draw:line>
        <draw:frame draw:style-name="gr5" draw:text-style-name="P6" draw:layer="layout" svg:width="0.633cm" svg:height="0.323cm" svg:x="10.649cm" svg:y="7.426cm">
          <draw:text-box>
            <text:p text:style-name="P4"><text:span text:style-name="T2">3077</text:span></text:p>
          </draw:text-box>
        </draw:frame>
        <draw:polygon draw:style-name="gr6" draw:text-style-name="P7" draw:layer="layout" svg:width="2.646cm" svg:height="0.662cm" svg:x="14.855cm" svg:y="7.261cm" svg:viewBox="0 0 2647 663" draw:points="0,0 2647,0 2647,663 0,663">
          <text:p/>
        </draw:polygon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4.855cm" svg:y1="7.261cm" svg:x2="17.501cm" svg:y2="7.261cm">
          <text:p/>
        </draw:line>
        <draw:line draw:style-name="gr2" draw:text-style-name="P2" draw:layer="layout" svg:x1="14.855cm" svg:y1="7.923cm" svg:x2="17.501cm" svg:y2="7.923cm">
          <text:p/>
        </draw:line>
        <draw:frame draw:style-name="gr5" draw:text-style-name="P6" draw:layer="layout" svg:width="0.281cm" svg:height="0.323cm" svg:x="12.263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7.261cm" svg:viewBox="0 0 1377 663" draw:points="0,0 1377,0 1377,663 0,663">
          <text:p/>
        </draw:polygon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8.877cm" svg:y1="7.261cm" svg:x2="18.877cm" svg:y2="7.923cm">
          <text:p/>
        </draw:line>
        <draw:line draw:style-name="gr2" draw:text-style-name="P2" draw:layer="layout" svg:x1="17.501cm" svg:y1="7.261cm" svg:x2="18.877cm" svg:y2="7.261cm">
          <text:p/>
        </draw:line>
        <draw:line draw:style-name="gr2" draw:text-style-name="P2" draw:layer="layout" svg:x1="17.501cm" svg:y1="7.923cm" svg:x2="18.877cm" svg:y2="7.923cm">
          <text:p/>
        </draw:line>
        <draw:frame draw:style-name="gr5" draw:text-style-name="P6" draw:layer="layout" svg:width="0.712cm" svg:height="0.323cm" svg:x="14.908cm" svg:y="7.426cm">
          <draw:text-box>
            <text:p text:style-name="P4"><text:span text:style-name="T2">16,99</text:span></text:p>
          </draw:text-box>
        </draw:frame>
        <draw:polygon draw:style-name="gr6" draw:text-style-name="P7" draw:layer="layout" svg:width="2.09cm" svg:height="0.661cm" svg:x="1.017cm" svg:y="7.923cm" svg:viewBox="0 0 2091 662" draw:points="0,0 2091,0 2091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1.017cm" svg:y1="7.923cm" svg:x2="3.107cm" svg:y2="7.923cm">
          <text:p/>
        </draw:line>
        <draw:line draw:style-name="gr2" draw:text-style-name="P2" draw:layer="layout" svg:x1="1.017cm" svg:y1="8.584cm" svg:x2="3.107cm" svg:y2="8.584cm">
          <text:p/>
        </draw:line>
        <draw:frame draw:style-name="gr5" draw:text-style-name="P6" draw:layer="layout" svg:width="0.633cm" svg:height="0.323cm" svg:x="17.554cm" svg:y="7.426cm">
          <draw:text-box>
            <text:p text:style-name="P4"><text:span text:style-name="T2">1365</text:span></text:p>
          </draw:text-box>
        </draw:frame>
        <draw:polygon draw:style-name="gr6" draw:text-style-name="P7" draw:layer="layout" svg:width="1.535cm" svg:height="0.661cm" svg:x="3.107cm" svg:y="7.923cm" svg:viewBox="0 0 1536 662" draw:points="0,0 1536,0 1536,662 0,662">
          <text:p/>
        </draw:polygon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3.107cm" svg:y1="7.923cm" svg:x2="4.642cm" svg:y2="7.923cm">
          <text:p/>
        </draw:line>
        <draw:line draw:style-name="gr2" draw:text-style-name="P2" draw:layer="layout" svg:x1="3.107cm" svg:y1="8.584cm" svg:x2="4.642cm" svg:y2="8.584cm">
          <text:p/>
        </draw:line>
        <draw:frame draw:style-name="gr5" draw:text-style-name="P6" draw:layer="layout" svg:width="1.892cm" svg:height="0.323cm" svg:x="1.071cm" svg:y="8.088cm">
          <draw:text-box>
            <text:p text:style-name="P4"><text:span text:style-name="T2">Drazen Proleta</text:span></text:p>
          </draw:text-box>
        </draw:frame>
        <draw:polygon draw:style-name="gr6" draw:text-style-name="P7" draw:layer="layout" svg:width="1.402cm" svg:height="0.661cm" svg:x="4.642cm" svg:y="7.923cm" svg:viewBox="0 0 1403 662" draw:points="0,0 1403,0 1403,662 0,662">
          <text:p/>
        </draw:polygon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4.642cm" svg:y1="7.923cm" svg:x2="6.044cm" svg:y2="7.923cm">
          <text:p/>
        </draw:line>
        <draw:line draw:style-name="gr2" draw:text-style-name="P2" draw:layer="layout" svg:x1="4.642cm" svg:y1="8.584cm" svg:x2="6.044cm" svg:y2="8.584cm">
          <text:p/>
        </draw:line>
        <draw:frame draw:style-name="gr5" draw:text-style-name="P6" draw:layer="layout" svg:width="0.281cm" svg:height="0.323cm" svg:x="3.161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7.923cm" svg:viewBox="0 0 1536 662" draw:points="0,0 1536,0 1536,662 0,662">
          <text:p/>
        </draw:polygon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6.044cm" svg:y1="7.923cm" svg:x2="7.579cm" svg:y2="7.923cm">
          <text:p/>
        </draw:line>
        <draw:line draw:style-name="gr2" draw:text-style-name="P2" draw:layer="layout" svg:x1="6.044cm" svg:y1="8.584cm" svg:x2="7.579cm" svg:y2="8.584cm">
          <text:p/>
        </draw:line>
        <draw:frame draw:style-name="gr5" draw:text-style-name="P6" draw:layer="layout" svg:width="0.281cm" svg:height="0.323cm" svg:x="4.695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7.923cm" svg:viewBox="0 0 1456 662" draw:points="0,0 1456,0 1456,662 0,662">
          <text:p/>
        </draw:polygon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7.579cm" svg:y1="7.923cm" svg:x2="9.034cm" svg:y2="7.923cm">
          <text:p/>
        </draw:line>
        <draw:line draw:style-name="gr2" draw:text-style-name="P2" draw:layer="layout" svg:x1="7.579cm" svg:y1="8.584cm" svg:x2="9.034cm" svg:y2="8.584cm">
          <text:p/>
        </draw:line>
        <draw:frame draw:style-name="gr5" draw:text-style-name="P6" draw:layer="layout" svg:width="0.633cm" svg:height="0.323cm" svg:x="6.098cm" svg:y="8.088cm">
          <draw:text-box>
            <text:p text:style-name="P4"><text:span text:style-name="T2">9434</text:span></text:p>
          </draw:text-box>
        </draw:frame>
        <draw:polygon draw:style-name="gr6" draw:text-style-name="P7" draw:layer="layout" svg:width="1.561cm" svg:height="0.661cm" svg:x="9.034cm" svg:y="7.923cm" svg:viewBox="0 0 1562 662" draw:points="0,0 1562,0 1562,662 0,662">
          <text:p/>
        </draw:polygon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9.034cm" svg:y1="7.923cm" svg:x2="10.595cm" svg:y2="7.923cm">
          <text:p/>
        </draw:line>
        <draw:line draw:style-name="gr2" draw:text-style-name="P2" draw:layer="layout" svg:x1="9.034cm" svg:y1="8.584cm" svg:x2="10.595cm" svg:y2="8.584cm">
          <text:p/>
        </draw:line>
        <draw:frame draw:style-name="gr5" draw:text-style-name="P6" draw:layer="layout" svg:width="0.633cm" svg:height="0.323cm" svg:x="7.632cm" svg:y="8.088cm">
          <draw:text-box>
            <text:p text:style-name="P4"><text:span text:style-name="T2">2353</text:span></text:p>
          </draw:text-box>
        </draw:frame>
        <draw:polygon draw:style-name="gr6" draw:text-style-name="P7" draw:layer="layout" svg:width="1.614cm" svg:height="0.661cm" svg:x="10.595cm" svg:y="7.923cm" svg:viewBox="0 0 1615 662" draw:points="0,0 1615,0 1615,662 0,662">
          <text:p/>
        </draw:polygon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0.595cm" svg:y1="7.923cm" svg:x2="12.209cm" svg:y2="7.923cm">
          <text:p/>
        </draw:line>
        <draw:line draw:style-name="gr2" draw:text-style-name="P2" draw:layer="layout" svg:x1="10.595cm" svg:y1="8.584cm" svg:x2="12.209cm" svg:y2="8.584cm">
          <text:p/>
        </draw:line>
        <draw:frame draw:style-name="gr5" draw:text-style-name="P6" draw:layer="layout" svg:width="0.281cm" svg:height="0.323cm" svg:x="9.088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7.923cm" svg:viewBox="0 0 2647 662" draw:points="0,0 2647,0 2647,662 0,662">
          <text:p/>
        </draw:polygon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2.209cm" svg:y1="7.923cm" svg:x2="14.855cm" svg:y2="7.923cm">
          <text:p/>
        </draw:line>
        <draw:line draw:style-name="gr2" draw:text-style-name="P2" draw:layer="layout" svg:x1="12.209cm" svg:y1="8.584cm" svg:x2="14.855cm" svg:y2="8.584cm">
          <text:p/>
        </draw:line>
        <draw:frame draw:style-name="gr5" draw:text-style-name="P6" draw:layer="layout" svg:width="0.633cm" svg:height="0.323cm" svg:x="10.649cm" svg:y="8.088cm">
          <draw:text-box>
            <text:p text:style-name="P4"><text:span text:style-name="T2">3081</text:span></text:p>
          </draw:text-box>
        </draw:frame>
        <draw:polygon draw:style-name="gr6" draw:text-style-name="P7" draw:layer="layout" svg:width="2.646cm" svg:height="0.661cm" svg:x="14.855cm" svg:y="7.923cm" svg:viewBox="0 0 2647 662" draw:points="0,0 2647,0 2647,662 0,662">
          <text:p/>
        </draw:polygon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4.855cm" svg:y1="7.923cm" svg:x2="17.501cm" svg:y2="7.923cm">
          <text:p/>
        </draw:line>
        <draw:line draw:style-name="gr2" draw:text-style-name="P2" draw:layer="layout" svg:x1="14.855cm" svg:y1="8.584cm" svg:x2="17.501cm" svg:y2="8.584cm">
          <text:p/>
        </draw:line>
        <draw:frame draw:style-name="gr5" draw:text-style-name="P6" draw:layer="layout" svg:width="0.281cm" svg:height="0.323cm" svg:x="12.263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7.923cm" svg:viewBox="0 0 1377 662" draw:points="0,0 1377,0 1377,662 0,662">
          <text:p/>
        </draw:polygon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8.877cm" svg:y1="7.923cm" svg:x2="18.877cm" svg:y2="8.584cm">
          <text:p/>
        </draw:line>
        <draw:line draw:style-name="gr2" draw:text-style-name="P2" draw:layer="layout" svg:x1="17.501cm" svg:y1="7.923cm" svg:x2="18.877cm" svg:y2="7.923cm">
          <text:p/>
        </draw:line>
        <draw:line draw:style-name="gr2" draw:text-style-name="P2" draw:layer="layout" svg:x1="17.501cm" svg:y1="8.584cm" svg:x2="18.877cm" svg:y2="8.584cm">
          <text:p/>
        </draw:line>
        <draw:frame draw:style-name="gr5" draw:text-style-name="P6" draw:layer="layout" svg:width="0.712cm" svg:height="0.323cm" svg:x="14.908cm" svg:y="8.088cm">
          <draw:text-box>
            <text:p text:style-name="P4"><text:span text:style-name="T2">16,93</text:span></text:p>
          </draw:text-box>
        </draw:frame>
        <draw:polygon draw:style-name="gr6" draw:text-style-name="P7" draw:layer="layout" svg:width="2.09cm" svg:height="0.662cm" svg:x="1.017cm" svg:y="8.584cm" svg:viewBox="0 0 2091 663" draw:points="0,0 2091,0 2091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1.017cm" svg:y1="8.584cm" svg:x2="3.107cm" svg:y2="8.584cm">
          <text:p/>
        </draw:line>
        <draw:line draw:style-name="gr2" draw:text-style-name="P2" draw:layer="layout" svg:x1="1.017cm" svg:y1="9.246cm" svg:x2="3.107cm" svg:y2="9.246cm">
          <text:p/>
        </draw:line>
        <draw:frame draw:style-name="gr5" draw:text-style-name="P6" draw:layer="layout" svg:width="0.633cm" svg:height="0.323cm" svg:x="17.554cm" svg:y="8.088cm">
          <draw:text-box>
            <text:p text:style-name="P4"><text:span text:style-name="T2">1365</text:span></text:p>
          </draw:text-box>
        </draw:frame>
        <draw:polygon draw:style-name="gr6" draw:text-style-name="P7" draw:layer="layout" svg:width="1.535cm" svg:height="0.662cm" svg:x="3.107cm" svg:y="8.584cm" svg:viewBox="0 0 1536 663" draw:points="0,0 1536,0 1536,663 0,663">
          <text:p/>
        </draw:polygon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3.107cm" svg:y1="8.584cm" svg:x2="4.642cm" svg:y2="8.584cm">
          <text:p/>
        </draw:line>
        <draw:line draw:style-name="gr2" draw:text-style-name="P2" draw:layer="layout" svg:x1="3.107cm" svg:y1="9.246cm" svg:x2="4.642cm" svg:y2="9.246cm">
          <text:p/>
        </draw:line>
        <draw:frame draw:style-name="gr5" draw:text-style-name="P6" draw:layer="layout" svg:width="1.827cm" svg:height="0.323cm" svg:x="1.071cm" svg:y="8.749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8.584cm" svg:viewBox="0 0 1403 663" draw:points="0,0 1403,0 1403,663 0,663">
          <text:p/>
        </draw:polygon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4.642cm" svg:y1="8.584cm" svg:x2="6.044cm" svg:y2="8.584cm">
          <text:p/>
        </draw:line>
        <draw:line draw:style-name="gr2" draw:text-style-name="P2" draw:layer="layout" svg:x1="4.642cm" svg:y1="9.246cm" svg:x2="6.044cm" svg:y2="9.246cm">
          <text:p/>
        </draw:line>
        <draw:frame draw:style-name="gr5" draw:text-style-name="P6" draw:layer="layout" svg:width="0.281cm" svg:height="0.323cm" svg:x="3.161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8.584cm" svg:viewBox="0 0 1536 663" draw:points="0,0 1536,0 1536,663 0,663">
          <text:p/>
        </draw:polygon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6.044cm" svg:y1="8.584cm" svg:x2="7.579cm" svg:y2="8.584cm">
          <text:p/>
        </draw:line>
        <draw:line draw:style-name="gr2" draw:text-style-name="P2" draw:layer="layout" svg:x1="6.044cm" svg:y1="9.246cm" svg:x2="7.579cm" svg:y2="9.246cm">
          <text:p/>
        </draw:line>
        <draw:frame draw:style-name="gr5" draw:text-style-name="P6" draw:layer="layout" svg:width="0.281cm" svg:height="0.323cm" svg:x="4.695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8.584cm" svg:viewBox="0 0 1456 663" draw:points="0,0 1456,0 1456,663 0,663">
          <text:p/>
        </draw:polygon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7.579cm" svg:y1="8.584cm" svg:x2="9.034cm" svg:y2="8.584cm">
          <text:p/>
        </draw:line>
        <draw:line draw:style-name="gr2" draw:text-style-name="P2" draw:layer="layout" svg:x1="7.579cm" svg:y1="9.246cm" svg:x2="9.034cm" svg:y2="9.246cm">
          <text:p/>
        </draw:line>
        <draw:frame draw:style-name="gr5" draw:text-style-name="P6" draw:layer="layout" svg:width="0.633cm" svg:height="0.323cm" svg:x="6.098cm" svg:y="8.749cm">
          <draw:text-box>
            <text:p text:style-name="P4"><text:span text:style-name="T2">9472</text:span></text:p>
          </draw:text-box>
        </draw:frame>
        <draw:polygon draw:style-name="gr6" draw:text-style-name="P7" draw:layer="layout" svg:width="1.561cm" svg:height="0.662cm" svg:x="9.034cm" svg:y="8.584cm" svg:viewBox="0 0 1562 663" draw:points="0,0 1562,0 1562,663 0,663">
          <text:p/>
        </draw:polygon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9.034cm" svg:y1="8.584cm" svg:x2="10.595cm" svg:y2="8.584cm">
          <text:p/>
        </draw:line>
        <draw:line draw:style-name="gr2" draw:text-style-name="P2" draw:layer="layout" svg:x1="9.034cm" svg:y1="9.246cm" svg:x2="10.595cm" svg:y2="9.246cm">
          <text:p/>
        </draw:line>
        <draw:frame draw:style-name="gr5" draw:text-style-name="P6" draw:layer="layout" svg:width="0.633cm" svg:height="0.323cm" svg:x="7.632cm" svg:y="8.749cm">
          <draw:text-box>
            <text:p text:style-name="P4"><text:span text:style-name="T2">2372</text:span></text:p>
          </draw:text-box>
        </draw:frame>
        <draw:polygon draw:style-name="gr6" draw:text-style-name="P7" draw:layer="layout" svg:width="1.614cm" svg:height="0.662cm" svg:x="10.595cm" svg:y="8.584cm" svg:viewBox="0 0 1615 663" draw:points="0,0 1615,0 1615,663 0,663">
          <text:p/>
        </draw:polygon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0.595cm" svg:y1="8.584cm" svg:x2="12.209cm" svg:y2="8.584cm">
          <text:p/>
        </draw:line>
        <draw:line draw:style-name="gr2" draw:text-style-name="P2" draw:layer="layout" svg:x1="10.595cm" svg:y1="9.246cm" svg:x2="12.209cm" svg:y2="9.246cm">
          <text:p/>
        </draw:line>
        <draw:frame draw:style-name="gr5" draw:text-style-name="P6" draw:layer="layout" svg:width="0.281cm" svg:height="0.323cm" svg:x="9.088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8.584cm" svg:viewBox="0 0 2647 663" draw:points="0,0 2647,0 2647,663 0,663">
          <text:p/>
        </draw:polygon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2.209cm" svg:y1="8.584cm" svg:x2="14.855cm" svg:y2="8.584cm">
          <text:p/>
        </draw:line>
        <draw:line draw:style-name="gr2" draw:text-style-name="P2" draw:layer="layout" svg:x1="12.209cm" svg:y1="9.246cm" svg:x2="14.855cm" svg:y2="9.246cm">
          <text:p/>
        </draw:line>
        <draw:frame draw:style-name="gr5" draw:text-style-name="P6" draw:layer="layout" svg:width="0.633cm" svg:height="0.323cm" svg:x="10.649cm" svg:y="8.749cm">
          <draw:text-box>
            <text:p text:style-name="P4"><text:span text:style-name="T2">3081</text:span></text:p>
          </draw:text-box>
        </draw:frame>
        <draw:polygon draw:style-name="gr6" draw:text-style-name="P7" draw:layer="layout" svg:width="2.646cm" svg:height="0.662cm" svg:x="14.855cm" svg:y="8.584cm" svg:viewBox="0 0 2647 663" draw:points="0,0 2647,0 2647,663 0,663">
          <text:p/>
        </draw:polygon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4.855cm" svg:y1="8.584cm" svg:x2="17.501cm" svg:y2="8.584cm">
          <text:p/>
        </draw:line>
        <draw:line draw:style-name="gr2" draw:text-style-name="P2" draw:layer="layout" svg:x1="14.855cm" svg:y1="9.246cm" svg:x2="17.501cm" svg:y2="9.246cm">
          <text:p/>
        </draw:line>
        <draw:frame draw:style-name="gr5" draw:text-style-name="P6" draw:layer="layout" svg:width="0.281cm" svg:height="0.323cm" svg:x="12.263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8.584cm" svg:viewBox="0 0 1377 663" draw:points="0,0 1377,0 1377,663 0,663">
          <text:p/>
        </draw:polygon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8.877cm" svg:y1="8.584cm" svg:x2="18.877cm" svg:y2="9.246cm">
          <text:p/>
        </draw:line>
        <draw:line draw:style-name="gr2" draw:text-style-name="P2" draw:layer="layout" svg:x1="17.501cm" svg:y1="8.584cm" svg:x2="18.877cm" svg:y2="8.584cm">
          <text:p/>
        </draw:line>
        <draw:line draw:style-name="gr2" draw:text-style-name="P2" draw:layer="layout" svg:x1="17.501cm" svg:y1="9.246cm" svg:x2="18.877cm" svg:y2="9.246cm">
          <text:p/>
        </draw:line>
        <draw:frame draw:style-name="gr5" draw:text-style-name="P6" draw:layer="layout" svg:width="0.712cm" svg:height="0.323cm" svg:x="14.908cm" svg:y="8.749cm">
          <draw:text-box>
            <text:p text:style-name="P4"><text:span text:style-name="T2">16,69</text:span></text:p>
          </draw:text-box>
        </draw:frame>
        <draw:polygon draw:style-name="gr6" draw:text-style-name="P7" draw:layer="layout" svg:width="2.09cm" svg:height="0.661cm" svg:x="1.017cm" svg:y="9.246cm" svg:viewBox="0 0 2091 662" draw:points="0,0 2091,0 2091,662 0,662">
          <text:p/>
        </draw:polygon>
        <draw:line draw:style-name="gr2" draw:text-style-name="P2" draw:layer="layout" svg:x1="1.017cm" svg:y1="9.246cm" svg:x2="1.017cm" svg:y2="9.907cm">
          <text:p/>
        </draw:line>
        <draw:line draw:style-name="gr2" draw:text-style-name="P2" draw:layer="layout" svg:x1="3.107cm" svg:y1="9.246cm" svg:x2="3.107cm" svg:y2="9.907cm">
          <text:p/>
        </draw:line>
        <draw:line draw:style-name="gr2" draw:text-style-name="P2" draw:layer="layout" svg:x1="1.017cm" svg:y1="9.246cm" svg:x2="3.107cm" svg:y2="9.246cm">
          <text:p/>
        </draw:line>
        <draw:line draw:style-name="gr2" draw:text-style-name="P2" draw:layer="layout" svg:x1="1.017cm" svg:y1="9.907cm" svg:x2="3.107cm" svg:y2="9.907cm">
          <text:p/>
        </draw:line>
        <draw:frame draw:style-name="gr5" draw:text-style-name="P6" draw:layer="layout" svg:width="0.633cm" svg:height="0.323cm" svg:x="17.554cm" svg:y="8.749cm">
          <draw:text-box>
            <text:p text:style-name="P4"><text:span text:style-name="T2">1364</text:span></text:p>
          </draw:text-box>
        </draw:frame>
        <draw:polygon draw:style-name="gr6" draw:text-style-name="P7" draw:layer="layout" svg:width="1.535cm" svg:height="0.661cm" svg:x="3.107cm" svg:y="9.246cm" svg:viewBox="0 0 1536 662" draw:points="0,0 1536,0 1536,662 0,662">
          <text:p/>
        </draw:polygon>
        <draw:line draw:style-name="gr2" draw:text-style-name="P2" draw:layer="layout" svg:x1="3.107cm" svg:y1="9.246cm" svg:x2="3.107cm" svg:y2="9.907cm">
          <text:p/>
        </draw:line>
        <draw:line draw:style-name="gr2" draw:text-style-name="P2" draw:layer="layout" svg:x1="4.642cm" svg:y1="9.246cm" svg:x2="4.642cm" svg:y2="9.907cm">
          <text:p/>
        </draw:line>
        <draw:line draw:style-name="gr2" draw:text-style-name="P2" draw:layer="layout" svg:x1="3.107cm" svg:y1="9.246cm" svg:x2="4.642cm" svg:y2="9.246cm">
          <text:p/>
        </draw:line>
        <draw:line draw:style-name="gr2" draw:text-style-name="P2" draw:layer="layout" svg:x1="3.107cm" svg:y1="9.907cm" svg:x2="4.642cm" svg:y2="9.907cm">
          <text:p/>
        </draw:line>
        <draw:polygon draw:style-name="gr6" draw:text-style-name="P7" draw:layer="layout" svg:width="1.402cm" svg:height="0.661cm" svg:x="4.642cm" svg:y="9.246cm" svg:viewBox="0 0 1403 662" draw:points="0,0 1403,0 1403,662 0,662">
          <text:p/>
        </draw:polygon>
        <draw:line draw:style-name="gr2" draw:text-style-name="P2" draw:layer="layout" svg:x1="4.642cm" svg:y1="9.246cm" svg:x2="4.642cm" svg:y2="9.907cm">
          <text:p/>
        </draw:line>
        <draw:line draw:style-name="gr2" draw:text-style-name="P2" draw:layer="layout" svg:x1="6.044cm" svg:y1="9.246cm" svg:x2="6.044cm" svg:y2="9.907cm">
          <text:p/>
        </draw:line>
        <draw:line draw:style-name="gr2" draw:text-style-name="P2" draw:layer="layout" svg:x1="4.642cm" svg:y1="9.246cm" svg:x2="6.044cm" svg:y2="9.246cm">
          <text:p/>
        </draw:line>
        <draw:line draw:style-name="gr2" draw:text-style-name="P2" draw:layer="layout" svg:x1="4.642cm" svg:y1="9.907cm" svg:x2="6.044cm" svg:y2="9.907cm">
          <text:p/>
        </draw:line>
        <draw:frame draw:style-name="gr5" draw:text-style-name="P6" draw:layer="layout" svg:width="2.254cm" svg:height="0.323cm" svg:x="1.071cm" svg:y="9.411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1cm" svg:x="6.044cm" svg:y="9.246cm" svg:viewBox="0 0 1536 662" draw:points="0,0 1536,0 1536,662 0,662">
          <text:p/>
        </draw:polygon>
        <draw:line draw:style-name="gr2" draw:text-style-name="P2" draw:layer="layout" svg:x1="6.044cm" svg:y1="9.246cm" svg:x2="6.044cm" svg:y2="9.907cm">
          <text:p/>
        </draw:line>
        <draw:line draw:style-name="gr2" draw:text-style-name="P2" draw:layer="layout" svg:x1="7.579cm" svg:y1="9.246cm" svg:x2="7.579cm" svg:y2="9.907cm">
          <text:p/>
        </draw:line>
        <draw:line draw:style-name="gr2" draw:text-style-name="P2" draw:layer="layout" svg:x1="6.044cm" svg:y1="9.246cm" svg:x2="7.579cm" svg:y2="9.246cm">
          <text:p/>
        </draw:line>
        <draw:line draw:style-name="gr2" draw:text-style-name="P2" draw:layer="layout" svg:x1="6.044cm" svg:y1="9.907cm" svg:x2="7.579cm" svg:y2="9.907cm">
          <text:p/>
        </draw:line>
        <draw:frame draw:style-name="gr5" draw:text-style-name="P6" draw:layer="layout" svg:width="0.281cm" svg:height="0.323cm" svg:x="4.695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9.246cm" svg:viewBox="0 0 1456 662" draw:points="0,0 1456,0 1456,662 0,662">
          <text:p/>
        </draw:polygon>
        <draw:line draw:style-name="gr2" draw:text-style-name="P2" draw:layer="layout" svg:x1="7.579cm" svg:y1="9.246cm" svg:x2="7.579cm" svg:y2="9.907cm">
          <text:p/>
        </draw:line>
        <draw:line draw:style-name="gr2" draw:text-style-name="P2" draw:layer="layout" svg:x1="9.034cm" svg:y1="9.246cm" svg:x2="9.034cm" svg:y2="9.907cm">
          <text:p/>
        </draw:line>
        <draw:line draw:style-name="gr2" draw:text-style-name="P2" draw:layer="layout" svg:x1="7.579cm" svg:y1="9.246cm" svg:x2="9.034cm" svg:y2="9.246cm">
          <text:p/>
        </draw:line>
        <draw:line draw:style-name="gr2" draw:text-style-name="P2" draw:layer="layout" svg:x1="7.579cm" svg:y1="9.907cm" svg:x2="9.034cm" svg:y2="9.907cm">
          <text:p/>
        </draw:line>
        <draw:frame draw:style-name="gr5" draw:text-style-name="P6" draw:layer="layout" svg:width="0.633cm" svg:height="0.323cm" svg:x="6.098cm" svg:y="9.411cm">
          <draw:text-box>
            <text:p text:style-name="P4"><text:span text:style-name="T2">9435</text:span></text:p>
          </draw:text-box>
        </draw:frame>
        <draw:polygon draw:style-name="gr6" draw:text-style-name="P7" draw:layer="layout" svg:width="1.561cm" svg:height="0.661cm" svg:x="9.034cm" svg:y="9.246cm" svg:viewBox="0 0 1562 662" draw:points="0,0 1562,0 1562,662 0,662">
          <text:p/>
        </draw:polygon>
        <draw:line draw:style-name="gr2" draw:text-style-name="P2" draw:layer="layout" svg:x1="9.034cm" svg:y1="9.246cm" svg:x2="9.034cm" svg:y2="9.907cm">
          <text:p/>
        </draw:line>
        <draw:line draw:style-name="gr2" draw:text-style-name="P2" draw:layer="layout" svg:x1="10.595cm" svg:y1="9.246cm" svg:x2="10.595cm" svg:y2="9.907cm">
          <text:p/>
        </draw:line>
        <draw:line draw:style-name="gr2" draw:text-style-name="P2" draw:layer="layout" svg:x1="9.034cm" svg:y1="9.246cm" svg:x2="10.595cm" svg:y2="9.246cm">
          <text:p/>
        </draw:line>
        <draw:line draw:style-name="gr2" draw:text-style-name="P2" draw:layer="layout" svg:x1="9.034cm" svg:y1="9.907cm" svg:x2="10.595cm" svg:y2="9.907cm">
          <text:p/>
        </draw:line>
        <draw:frame draw:style-name="gr5" draw:text-style-name="P6" draw:layer="layout" svg:width="0.633cm" svg:height="0.323cm" svg:x="7.632cm" svg:y="9.411cm">
          <draw:text-box>
            <text:p text:style-name="P4"><text:span text:style-name="T2">2499</text:span></text:p>
          </draw:text-box>
        </draw:frame>
        <draw:polygon draw:style-name="gr6" draw:text-style-name="P7" draw:layer="layout" svg:width="1.614cm" svg:height="0.661cm" svg:x="10.595cm" svg:y="9.246cm" svg:viewBox="0 0 1615 662" draw:points="0,0 1615,0 1615,662 0,662">
          <text:p/>
        </draw:polygon>
        <draw:line draw:style-name="gr2" draw:text-style-name="P2" draw:layer="layout" svg:x1="10.595cm" svg:y1="9.246cm" svg:x2="10.595cm" svg:y2="9.907cm">
          <text:p/>
        </draw:line>
        <draw:line draw:style-name="gr2" draw:text-style-name="P2" draw:layer="layout" svg:x1="12.209cm" svg:y1="9.246cm" svg:x2="12.209cm" svg:y2="9.907cm">
          <text:p/>
        </draw:line>
        <draw:line draw:style-name="gr2" draw:text-style-name="P2" draw:layer="layout" svg:x1="10.595cm" svg:y1="9.246cm" svg:x2="12.209cm" svg:y2="9.246cm">
          <text:p/>
        </draw:line>
        <draw:line draw:style-name="gr2" draw:text-style-name="P2" draw:layer="layout" svg:x1="10.595cm" svg:y1="9.907cm" svg:x2="12.209cm" svg:y2="9.907cm">
          <text:p/>
        </draw:line>
        <draw:frame draw:style-name="gr5" draw:text-style-name="P6" draw:layer="layout" svg:width="0.281cm" svg:height="0.323cm" svg:x="9.088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9.246cm" svg:viewBox="0 0 2647 662" draw:points="0,0 2647,0 2647,662 0,662">
          <text:p/>
        </draw:polygon>
        <draw:line draw:style-name="gr2" draw:text-style-name="P2" draw:layer="layout" svg:x1="12.209cm" svg:y1="9.246cm" svg:x2="12.209cm" svg:y2="9.907cm">
          <text:p/>
        </draw:line>
        <draw:line draw:style-name="gr2" draw:text-style-name="P2" draw:layer="layout" svg:x1="14.855cm" svg:y1="9.246cm" svg:x2="14.855cm" svg:y2="9.907cm">
          <text:p/>
        </draw:line>
        <draw:line draw:style-name="gr2" draw:text-style-name="P2" draw:layer="layout" svg:x1="12.209cm" svg:y1="9.246cm" svg:x2="14.855cm" svg:y2="9.246cm">
          <text:p/>
        </draw:line>
        <draw:line draw:style-name="gr2" draw:text-style-name="P2" draw:layer="layout" svg:x1="12.209cm" svg:y1="9.907cm" svg:x2="14.855cm" svg:y2="9.907cm">
          <text:p/>
        </draw:line>
        <draw:frame draw:style-name="gr5" draw:text-style-name="P6" draw:layer="layout" svg:width="0.633cm" svg:height="0.323cm" svg:x="10.649cm" svg:y="9.411cm">
          <draw:text-box>
            <text:p text:style-name="P4"><text:span text:style-name="T2">3079</text:span></text:p>
          </draw:text-box>
        </draw:frame>
        <draw:polygon draw:style-name="gr6" draw:text-style-name="P7" draw:layer="layout" svg:width="2.646cm" svg:height="0.661cm" svg:x="14.855cm" svg:y="9.246cm" svg:viewBox="0 0 2647 662" draw:points="0,0 2647,0 2647,662 0,662">
          <text:p/>
        </draw:polygon>
        <draw:line draw:style-name="gr2" draw:text-style-name="P2" draw:layer="layout" svg:x1="14.855cm" svg:y1="9.246cm" svg:x2="14.855cm" svg:y2="9.907cm">
          <text:p/>
        </draw:line>
        <draw:line draw:style-name="gr2" draw:text-style-name="P2" draw:layer="layout" svg:x1="17.501cm" svg:y1="9.246cm" svg:x2="17.501cm" svg:y2="9.907cm">
          <text:p/>
        </draw:line>
        <draw:line draw:style-name="gr2" draw:text-style-name="P2" draw:layer="layout" svg:x1="14.855cm" svg:y1="9.246cm" svg:x2="17.501cm" svg:y2="9.246cm">
          <text:p/>
        </draw:line>
        <draw:line draw:style-name="gr2" draw:text-style-name="P2" draw:layer="layout" svg:x1="14.855cm" svg:y1="9.907cm" svg:x2="17.501cm" svg:y2="9.907cm">
          <text:p/>
        </draw:line>
        <draw:frame draw:style-name="gr5" draw:text-style-name="P6" draw:layer="layout" svg:width="0.281cm" svg:height="0.323cm" svg:x="12.263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9.246cm" svg:viewBox="0 0 1377 662" draw:points="0,0 1377,0 1377,662 0,662">
          <text:p/>
        </draw:polygon>
        <draw:line draw:style-name="gr2" draw:text-style-name="P2" draw:layer="layout" svg:x1="17.501cm" svg:y1="9.246cm" svg:x2="17.501cm" svg:y2="9.907cm">
          <text:p/>
        </draw:line>
        <draw:line draw:style-name="gr2" draw:text-style-name="P2" draw:layer="layout" svg:x1="18.877cm" svg:y1="9.246cm" svg:x2="18.877cm" svg:y2="9.907cm">
          <text:p/>
        </draw:line>
        <draw:line draw:style-name="gr2" draw:text-style-name="P2" draw:layer="layout" svg:x1="17.501cm" svg:y1="9.246cm" svg:x2="18.877cm" svg:y2="9.246cm">
          <text:p/>
        </draw:line>
        <draw:line draw:style-name="gr2" draw:text-style-name="P2" draw:layer="layout" svg:x1="17.501cm" svg:y1="9.907cm" svg:x2="18.877cm" svg:y2="9.907cm">
          <text:p/>
        </draw:line>
        <draw:frame draw:style-name="gr5" draw:text-style-name="P6" draw:layer="layout" svg:width="0.712cm" svg:height="0.323cm" svg:x="14.908cm" svg:y="9.411cm">
          <draw:text-box>
            <text:p text:style-name="P4"><text:span text:style-name="T2">17,03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0.633cm" svg:height="0.323cm" svg:x="17.554cm" svg:y="9.411cm">
          <draw:text-box>
            <text:p text:style-name="P4"><text:span text:style-name="T2">1425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2-13T08:03:30.107428600</meta:print-date>
    <meta:printed-by>PDF files</meta:printed-by>
    <dc:date>2025-12-13T08:03:38.160424600</dc:date>
    <meta:editing-duration>PT8S</meta:editing-duration>
    <meta:editing-cycles>1</meta:editing-cycles>
    <meta:document-statistic meta:object-count="1140"/>
    <meta:generator>LibreOffice/25.8.3.2$Windows_X86_64 LibreOffice_project/8ca8d55c161d602844f5428fa4b58097424e324e</meta:generator>
  </office:meta>
</office:document-meta>
</file>